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025cm" draw:marker-start-width="0.237cm" draw:marker-end-width="0.237cm" draw:fill="solid" draw:fill-color="#ffff66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fill="solid" draw:fill-color="#ff6633" draw:textarea-horizontal-align="center" draw:textarea-vertical-align="middle"/>
    </style:style>
    <style:style style:name="gr5" style:family="graphic" style:parent-style-name="standard">
      <style:graphic-properties draw:fill="solid" draw:fill-color="#aecf00" draw:textarea-horizontal-align="center" draw:textarea-vertical-align="middle"/>
    </style:style>
    <style:style style:name="gr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gr11" style:family="graphic" style:parent-style-name="standard">
      <style:graphic-properties draw:fill="solid" draw:fill-color="#aecf00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0.624cm"/>
    </style:style>
    <style:style style:name="gr14" style:family="graphic" style:parent-style-name="standard">
      <style:graphic-properties draw:stroke="solid" svg:stroke-width="0.03cm" draw:marker-start="Arrow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0.268cm"/>
    </style:style>
    <style:style style:name="gr18" style:family="graphic" style:parent-style-name="standard">
      <style:graphic-properties svg:stroke-width="0.025cm" draw:marker-start-width="0.33cm" draw:marker-end="Arrow" draw:marker-end-width="0.33cm" draw:textarea-horizontal-align="center" draw:textarea-vertical-align="middle" fo:padding-top="0.137cm" fo:padding-bottom="0.137cm" fo:padding-left="0.262cm" fo:padding-right="0.262cm"/>
    </style:style>
    <style:style style:name="gr19" style:family="graphic" style:parent-style-name="standard">
      <style:graphic-properties svg:stroke-width="0.025cm" draw:marker-start="Arrow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20" style:family="graphic" style:parent-style-name="standard">
      <style:graphic-properties svg:stroke-width="0.025cm" draw:marker-start="Arrow" draw:marker-start-width="0.3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2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2" style:family="graphic" style:parent-style-name="standard">
      <style:graphic-properties draw:stroke="dash" draw:stroke-dash="Fine_20_Dashed" draw:textarea-horizontal-align="center" draw:textarea-vertical-align="middle"/>
    </style:style>
    <style:style style:name="gr2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5" style:family="graphic" style:parent-style-name="standard">
      <style:graphic-properties svg:stroke-width="0.051cm" svg:stroke-color="#b3b3b3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7" style:family="graphic" style:parent-style-name="standard">
      <style:graphic-properties svg:stroke-width="0.051cm" svg:stroke-color="#b3b3b3" draw:marker-start-width="0.276cm" draw:marker-end="Arrow" draw:marker-end-width="0.376cm" draw:fill="solid" draw:fill-color="#ff0000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textarea-horizontal-align="left" draw:textarea-vertical-align="top"/>
    </style:style>
    <style:style style:name="gr29" style:family="graphic" style:parent-style-name="standard">
      <style:graphic-properties draw:fill="solid" draw:fill-color="#94bd5e" draw:textarea-horizontal-align="center" draw:textarea-vertical-align="middle"/>
    </style:style>
    <style:style style:name="gr30" style:family="graphic" style:parent-style-name="standard">
      <style:graphic-properties draw:textarea-horizontal-align="left" draw:textarea-vertical-align="top"/>
    </style:style>
    <style:style style:name="gr31" style:family="graphic" style:parent-style-name="standard">
      <style:graphic-properties draw:fill="solid" draw:textarea-horizontal-align="left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text-properties fo:font-size="6pt" style:font-size-asian="6pt" style:font-size-complex="6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start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5.5cm" svg:height="21.999cm" svg:x="24cm" svg:y="1.501cm">
          <text:p/>
        </draw:rect>
        <draw:rect draw:style-name="gr1" draw:text-style-name="P1" draw:layer="layout" svg:width="14.5cm" svg:height="21.999cm" svg:x="2cm" svg:y="1.501cm">
          <text:p/>
        </draw:rect>
        <draw:rect draw:style-name="gr2" draw:text-style-name="P1" draw:layer="layout" svg:width="36.5cm" svg:height="12.001cm" svg:x="2.5cm" svg:y="11cm">
          <text:p/>
        </draw:rect>
        <draw:frame draw:style-name="gr3" draw:layer="layout" svg:width="6.5cm" svg:height="0.962cm" svg:x="2cm" svg:y="1.538cm">
          <draw:text-box>
            <text:p>Node A</text:p>
          </draw:text-box>
        </draw:frame>
        <draw:frame draw:style-name="gr3" draw:layer="layout" svg:width="6.5cm" svg:height="0.962cm" svg:x="24cm" svg:y="1.501cm">
          <draw:text-box>
            <text:p>Node B</text:p>
          </draw:text-box>
        </draw:frame>
        <draw:rect draw:style-name="gr4" draw:text-style-name="P1" draw:layer="layout" svg:width="14.5cm" svg:height="8.5cm" svg:x="24.5cm" svg:y="2.5cm">
          <text:p/>
        </draw:rect>
        <draw:rect draw:style-name="gr4" draw:text-style-name="P1" draw:layer="layout" svg:width="13.5cm" svg:height="8.5cm" svg:x="2.5cm" svg:y="2.5cm">
          <text:p/>
        </draw:rect>
        <draw:circle draw:style-name="gr5" draw:text-style-name="P2" draw:layer="layout" svg:width="3.5cm" svg:height="3.5cm" svg:x="2.9cm" svg:y="3.801cm">
          <text:p text:style-name="P1"><text:span text:style-name="T1">JobMgr A</text:span></text:p>
        </draw:circle>
        <draw:custom-shape draw:style-name="gr6" draw:text-style-name="P1" draw:layer="layout" svg:width="3.5cm" svg:height="3.5cm" svg:x="2.9cm" svg:y="3.801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3" draw:layer="layout" svg:width="3.3cm" svg:height="2.301cm" svg:x="2.7cm" svg:y="20.5cm">
          <text:p text:style-name="P1"><text:span text:style-name="T2">App</text:span></text:p>
          <text:p text:style-name="P1"><text:span text:style-name="T2">Main()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997.0014992503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" draw:layer="layout" svg:width="7cm" svg:height="0.962cm" svg:x="16.8cm" svg:y="11.038cm">
          <draw:text-box>
            <text:p>Application POP-C++</text:p>
          </draw:text-box>
        </draw:frame>
        <draw:frame draw:style-name="gr3" draw:text-style-name="P4" draw:layer="layout" svg:width="7cm" svg:height="0.75cm" svg:x="2.4cm" svg:y="2.438cm">
          <draw:text-box>
            <text:p><text:span text:style-name="T2">POP-C++ Global Services</text:span></text:p>
          </draw:text-box>
        </draw:frame>
        <draw:custom-shape draw:style-name="gr8" draw:text-style-name="P1" draw:layer="layout" svg:width="0.5cm" svg:height="0.5cm" svg:x="6cm" svg:y="5.6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6" draw:layer="layout" svg:width="0.5cm" svg:height="0.5cm" svg:x="6cm" svg:y="6.2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3" draw:layer="layout" svg:width="2.586cm" svg:height="2.586cm" svg:x="3cm" svg:y="12.001cm">
          <text:p text:style-name="P1"><text:span text:style-name="T2">App</text:span></text:p>
          <text:p text:style-name="P1"><text:span text:style-name="T2">Services</text:span></text:p>
        </draw:circle>
        <draw:custom-shape draw:style-name="gr6" draw:text-style-name="P1" draw:layer="layout" svg:width="2.586cm" svg:height="2.586cm" svg:x="3cm" svg:y="12.001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" draw:layer="layout" svg:width="0.517cm" svg:height="0.517cm" svg:x="4.969cm" svg:y="13.9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517cm" svg:height="0.517cm" svg:x="5.383cm" svg:y="13.34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1" draw:layer="layout" svg:width="3.5cm" svg:height="3.5cm" svg:x="34.5cm" svg:y="18.601cm">
          <text:p text:style-name="P1">o2</text:p>
        </draw:circle>
        <draw:custom-shape draw:style-name="gr6" draw:text-style-name="P1" draw:layer="layout" svg:width="3.5cm" svg:height="3.5cm" svg:x="34.5cm" svg:y="18.601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34.2cm" svg:y="19.9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21" draw:layer="layout" svg:width="0.5cm" svg:height="0.5cm" svg:x="34.2cm" svg:y="20.5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35.6cm" svg:y="21.601cm">
          <draw:text-box>
            <text:p><text:span text:style-name="T3">Broker</text:span></text:p>
          </draw:text-box>
        </draw:frame>
        <draw:circle draw:style-name="gr5" draw:text-style-name="P2" draw:layer="layout" svg:width="3.5cm" svg:height="3.5cm" svg:x="35.1cm" svg:y="3.801cm">
          <text:p text:style-name="P1"><text:span text:style-name="T1">JobMgr B</text:span></text:p>
        </draw:circle>
        <draw:custom-shape draw:style-name="gr6" draw:text-style-name="P1" draw:layer="layout" svg:width="3.5cm" svg:height="3.5cm" svg:x="35.1cm" svg:y="3.801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35.1cm" svg:y="4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2" draw:layer="layout" svg:width="0.5cm" svg:height="0.5cm" svg:x="35.4cm" svg:y="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36.234cm" svg:y="6.832cm">
          <draw:text-box>
            <text:p><text:span text:style-name="T3">Broker</text:span></text:p>
          </draw:text-box>
        </draw:frame>
        <draw:frame draw:style-name="gr10" draw:text-style-name="P5" draw:layer="layout" svg:width="1.4cm" svg:height="0.564cm" svg:x="4cm" svg:y="6.843cm">
          <draw:text-box>
            <text:p><text:span text:style-name="T3">Broker</text:span></text:p>
          </draw:text-box>
        </draw:frame>
        <draw:circle draw:style-name="gr11" draw:text-style-name="P6" draw:layer="layout" svg:width="1cm" svg:height="1cm" svg:x="2cm" svg:y="25.301cm">
          <text:p/>
        </draw:circle>
        <draw:custom-shape draw:style-name="gr6" draw:text-style-name="P1" draw:layer="layout" svg:width="1cm" svg:height="1cm" svg:x="2cm" svg:y="26.801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0" draw:text-style-name="P4" draw:layer="layout" svg:width="4cm" svg:height="1.034cm" svg:x="3.2cm" svg:y="25.276cm">
          <draw:text-box>
            <text:p><text:span text:style-name="T2">POP-C++ Object</text:span><text:span text:style-name="T2"><text:line-break/></text:span><text:span text:style-name="T4">Corps de l'objet parallèle</text:span></text:p>
          </draw:text-box>
        </draw:frame>
        <draw:frame draw:style-name="gr3" draw:text-style-name="P4" draw:layer="layout" svg:width="4.8cm" svg:height="1.347cm" svg:x="3.2cm" svg:y="26.551cm">
          <draw:text-box>
            <text:p><text:span text:style-name="T2">POP-C++ Broker</text:span></text:p>
            <text:p><text:span text:style-name="T4">Point de communication avec le corps de l'objet parallèle</text:span></text:p>
          </draw:text-box>
        </draw:frame>
        <draw:custom-shape draw:style-name="gr12" draw:text-style-name="P7" draw:layer="layout" svg:width="1cm" svg:height="1cm" svg:x="8cm" svg:y="25.3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3" draw:text-style-name="P4" draw:layer="layout" svg:width="4.8cm" svg:height="1.347cm" svg:x="9.2cm" svg:y="25.076cm">
          <draw:text-box>
            <text:p><text:span text:style-name="T2">POP-C++ Interface</text:span></text:p>
            <text:p><text:span text:style-name="T4">Représentant local de l'objet parallèle</text:span></text:p>
          </draw:text-box>
        </draw:frame>
        <draw:custom-shape draw:style-name="gr9" draw:text-style-name="P1" draw:layer="layout" svg:width="0.5cm" svg:height="0.5cm" svg:x="8.2cm" svg:y="27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5cm" svg:height="0.5cm" svg:x="13.9cm" svg:y="25.6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4" draw:layer="layout" svg:width="7.3cm" svg:height="0.874cm" svg:x="9.2cm" svg:y="26.927cm">
          <draw:text-box>
            <text:p><text:span text:style-name="T2">POP-C++ Combox (protocol 1)</text:span></text:p>
          </draw:text-box>
        </draw:frame>
        <draw:frame draw:style-name="gr13" draw:text-style-name="P4" draw:layer="layout" svg:width="7.3cm" svg:height="0.874cm" svg:x="14.5cm" svg:y="25.327cm">
          <draw:text-box>
            <text:p><text:span text:style-name="T2">POP-C++ Combox (protocol 2)</text:span></text:p>
          </draw:text-box>
        </draw:frame>
        <draw:frame draw:style-name="gr3" draw:layer="layout" svg:width="6.5cm" svg:height="0.962cm" svg:x="1.8cm" svg:y="24.201cm">
          <draw:text-box>
            <text:p>Legend : </text:p>
          </draw:text-box>
        </draw:frame>
        <draw:connector draw:style-name="gr14" draw:text-style-name="P1" draw:layer="layout" draw:type="curve" draw:line-skew="4.662cm" svg:x1="7cm" svg:y1="4.051cm" svg:x2="35.4cm" svg:y2="4.25cm" draw:start-shape="id1" draw:start-glue-point="7" draw:end-shape="id2" draw:end-glue-point="3" svg:d="m7000 4051c28294 0 14095 199 28400 199">
          <text:p/>
        </draw:connector>
        <draw:g>
          <draw:custom-shape draw:style-name="gr15" draw:text-style-name="P7" draw:layer="layout" svg:width="1.5cm" svg:height="1.5cm" svg:x="5.5cm" svg:y="3.901cm">
            <text:p text:style-name="P1"><text:span text:style-name="T3">Interface</text:span></text:p>
            <text:p text:style-name="P1"><text:span text:style-name="T3">(JobMgr)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9" draw:text-style-name="P1" draw:id="id1" draw:layer="layout" svg:width="0.5cm" svg:height="0.5cm" svg:x="6.5cm" svg:y="3.80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6" draw:layer="layout" svg:width="0.853cm" svg:height="0.962cm" svg:x="10.267cm" svg:y="15.201cm">
          <draw:text-box>
            <text:p>3</text:p>
          </draw:text-box>
        </draw:frame>
        <draw:frame draw:style-name="gr3" draw:text-style-name="P4" draw:layer="layout" svg:width="7cm" svg:height="0.75cm" svg:x="33.7cm" svg:y="2.501cm">
          <draw:text-box>
            <text:p><text:span text:style-name="T2">POP-C++ Global Services</text:span></text:p>
          </draw:text-box>
        </draw:frame>
        <draw:frame draw:style-name="gr17" draw:text-style-name="P8" draw:layer="layout" svg:width="1.448cm" svg:height="0.518cm" svg:x="3.724cm" svg:y="14.173cm">
          <draw:text-box>
            <text:p><text:span text:style-name="T5">Broker</text:span></text:p>
          </draw:text-box>
        </draw:frame>
        <draw:custom-shape draw:style-name="gr12" draw:text-style-name="P7" draw:layer="layout" svg:width="1cm" svg:height="1cm" svg:x="22.1cm" svg:y="26.5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11" draw:text-style-name="P6" draw:layer="layout" svg:width="1cm" svg:height="1cm" svg:x="24.5cm" svg:y="26.501cm">
          <text:p/>
        </draw:circle>
        <draw:custom-shape draw:style-name="gr6" draw:text-style-name="P1" draw:layer="layout" svg:width="1cm" svg:height="1cm" svg:x="24.5cm" svg:y="26.501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id="id4" draw:layer="layout" svg:width="0.25cm" svg:height="0.25cm" svg:x="24.3cm" svg:y="26.70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25cm" svg:height="0.25cm" svg:x="24.3cm" svg:y="26.95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id="id3" draw:layer="layout" svg:width="0.25cm" svg:height="0.25cm" svg:x="22.9cm" svg:y="26.70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23.025cm" svg:y1="26.951cm" svg:x2="24.3cm" svg:y2="26.826cm" draw:start-shape="id3" draw:start-glue-point="6" draw:end-shape="id4" draw:end-glue-point="5" svg:d="m23025 26951c0 753 351 627 454 408s-40-533 821-533">
          <text:p/>
        </draw:connector>
        <draw:frame draw:style-name="gr13" draw:text-style-name="P4" draw:layer="layout" svg:width="7.3cm" svg:height="0.874cm" svg:x="21cm" svg:y="25.401cm">
          <draw:text-box>
            <text:p><text:span text:style-name="T2">Objet parallèle POP-C ++</text:span></text:p>
          </draw:text-box>
        </draw:frame>
        <draw:frame draw:style-name="gr16" draw:layer="layout" svg:width="2.267cm" svg:height="1.673cm" svg:x="36.716cm" svg:y="8.463cm">
          <draw:text-box>
            <text:p>fork()<text:line-break/>exec()</text:p>
          </draw:text-box>
        </draw:frame>
        <draw:circle draw:style-name="gr5" draw:text-style-name="P2" draw:layer="layout" svg:width="3.5cm" svg:height="3.5cm" svg:x="10.9cm" svg:y="7.301cm">
          <text:p text:style-name="P1"><text:span text:style-name="T1">PSN A</text:span></text:p>
        </draw:circle>
        <draw:custom-shape draw:style-name="gr6" draw:text-style-name="P1" draw:layer="layout" svg:width="3.5cm" svg:height="3.5cm" svg:x="10.9cm" svg:y="7.301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13.6cm" svg:y="7.5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8" draw:layer="layout" svg:width="0.5cm" svg:height="0.5cm" svg:x="11cm" svg:y="10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12cm" svg:y="10.343cm">
          <draw:text-box>
            <text:p><text:span text:style-name="T3">Broker</text:span></text:p>
          </draw:text-box>
        </draw:frame>
        <draw:custom-shape draw:style-name="gr15" draw:text-style-name="P7" draw:layer="layout" svg:width="1.5cm" svg:height="1.5cm" svg:x="13.8cm" svg:y="9.301cm">
          <text:p text:style-name="P1"><text:span text:style-name="T3">Interface</text:span></text:p>
          <text:p text:style-name="P1"><text:span text:style-name="T3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2" draw:layer="layout" svg:width="0.5cm" svg:height="0.5cm" svg:x="14.8cm" svg:y="9.2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1" draw:layer="layout" svg:width="3.5cm" svg:height="3.5cm" svg:x="9.5cm" svg:y="16.001cm">
          <text:p text:style-name="P1">o1</text:p>
        </draw:circle>
        <draw:custom-shape draw:style-name="gr6" draw:text-style-name="P1" draw:layer="layout" svg:width="3.5cm" svg:height="3.5cm" svg:x="9.5cm" svg:y="16.001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9.2cm" svg:y="17.3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15" draw:layer="layout" svg:width="0.5cm" svg:height="0.5cm" svg:x="9.2cm" svg:y="17.9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10.6cm" svg:y="19.001cm">
          <draw:text-box>
            <text:p><text:span text:style-name="T3">Broker</text:span></text:p>
          </draw:text-box>
        </draw:frame>
        <draw:custom-shape draw:style-name="gr15" draw:text-style-name="P7" draw:layer="layout" svg:width="1.5cm" svg:height="1.5cm" svg:x="3cm" svg:y="19.6cm">
          <text:p text:style-name="P1"><text:span text:style-name="T3">Interface</text:span></text:p>
          <text:p text:style-name="P1"><text:span text:style-name="T3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23" draw:layer="layout" svg:width="0.5cm" svg:height="0.5cm" svg:x="4cm" svg:y="19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5cm" svg:height="1.5cm" svg:x="5cm" svg:y="19.7cm">
          <text:p text:style-name="P1"><text:span text:style-name="T3">Interface</text:span></text:p>
          <text:p text:style-name="P1"><text:span text:style-name="T3">(o1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4" draw:layer="layout" svg:width="0.5cm" svg:height="0.5cm" svg:x="6cm" svg:y="19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5cm" svg:height="1.5cm" svg:x="5cm" svg:y="21.4cm">
          <text:p text:style-name="P1"><text:span text:style-name="T3">Interface</text:span></text:p>
          <text:p text:style-name="P1"><text:span text:style-name="T3">(o2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6" draw:layer="layout" svg:width="0.5cm" svg:height="0.5cm" svg:x="6cm" svg:y="21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5cm" svg:height="1.5cm" svg:x="10cm" svg:y="7.3cm">
          <text:p text:style-name="P1"><text:span text:style-name="T3">Interface</text:span></text:p>
          <text:p text:style-name="P1"><text:span text:style-name="T3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5" draw:layer="layout" svg:width="0.5cm" svg:height="0.5cm" svg:x="10.1cm" svg:y="7.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0.1cm" svg:y1="7.45cm" svg:x2="6.5cm" svg:y2="6.451cm" draw:start-shape="id5" draw:start-glue-point="5" draw:end-shape="id6" draw:end-glue-point="7" svg:d="m10100 7450c-2698 0-899-999-3600-999">
          <text:p/>
        </draw:connector>
        <draw:custom-shape draw:style-name="gr15" draw:text-style-name="P7" draw:layer="layout" svg:width="1.5cm" svg:height="1.5cm" svg:x="2.6cm" svg:y="5.9cm">
          <text:p text:style-name="P1"><text:span text:style-name="T3">Interface</text:span></text:p>
          <text:p text:style-name="P1"><text:span text:style-name="T3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7" draw:layer="layout" svg:width="0.5cm" svg:height="0.5cm" svg:x="2.5cm" svg:y="6.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2.75cm" svg:y1="7.2cm" svg:x2="11cm" svg:y2="10.25cm" draw:start-shape="id7" draw:start-glue-point="6" draw:end-shape="id8" draw:end-glue-point="5" svg:d="m2750 7200c0 2034 2750 3050 8250 3050">
          <text:p/>
        </draw:connector>
        <draw:circle draw:style-name="gr5" draw:text-style-name="P2" draw:layer="layout" svg:width="3.5cm" svg:height="3.5cm" svg:x="25.9cm" svg:y="6.801cm">
          <text:p text:style-name="P1"><text:span text:style-name="T1">PSN B</text:span></text:p>
        </draw:circle>
        <draw:custom-shape draw:style-name="gr6" draw:text-style-name="P1" draw:layer="layout" svg:width="3.5cm" svg:height="3.5cm" svg:x="25.9cm" svg:y="6.801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26.4cm" svg:y="6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11" draw:layer="layout" svg:width="0.5cm" svg:height="0.5cm" svg:x="28.5cm" svg:y="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27cm" svg:y="9.843cm">
          <draw:text-box>
            <text:p><text:span text:style-name="T3">Broker</text:span></text:p>
          </draw:text-box>
        </draw:frame>
        <draw:custom-shape draw:style-name="gr15" draw:text-style-name="P7" draw:layer="layout" svg:width="1.5cm" svg:height="1.5cm" svg:x="25.5cm" svg:y="8.801cm">
          <text:p text:style-name="P1"><text:span text:style-name="T3">Interface</text:span></text:p>
          <text:p text:style-name="P1"><text:span text:style-name="T3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3" draw:layer="layout" svg:width="0.5cm" svg:height="0.5cm" svg:x="25.4cm" svg:y="9.7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5cm" svg:height="1.5cm" svg:x="28.5cm" svg:y="8.8cm">
          <text:p text:style-name="P1"><text:span text:style-name="T3">Interface</text:span></text:p>
          <text:p text:style-name="P1"><text:span text:style-name="T3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9" draw:layer="layout" svg:width="0.5cm" svg:height="0.5cm" svg:x="29.5cm" svg:y="8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5cm" svg:height="1.5cm" svg:x="34.5cm" svg:y="6.1cm">
          <text:p text:style-name="P1"><text:span text:style-name="T3">Interface</text:span></text:p>
          <text:p text:style-name="P1"><text:span text:style-name="T3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10" draw:layer="layout" svg:width="0.5cm" svg:height="0.5cm" svg:x="34.5cm" svg:y="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30cm" svg:y1="9.05cm" svg:x2="35.4cm" svg:y2="4.25cm" draw:start-shape="id9" draw:start-glue-point="7" draw:end-shape="id2" draw:end-glue-point="5" svg:d="m30000 9050c4051 0 1352-4800 5400-4800">
          <text:p/>
        </draw:connector>
        <draw:connector draw:style-name="gr20" draw:text-style-name="P1" draw:layer="layout" draw:type="curve" svg:x1="34.75cm" svg:y1="7.5cm" svg:x2="29cm" svg:y2="7.25cm" draw:start-shape="id10" draw:start-glue-point="6" draw:end-shape="id11" draw:end-glue-point="7" svg:d="m34750 7500c0 753-1500 627-1906 377s282-627-3844-627">
          <text:p/>
        </draw:connector>
        <draw:connector draw:style-name="gr20" draw:text-style-name="P1" draw:layer="layout" draw:type="curve" svg:x1="15.3cm" svg:y1="9.451cm" svg:x2="25.4cm" svg:y2="9.951cm" draw:start-shape="id12" draw:start-glue-point="7" draw:end-shape="id13" draw:end-glue-point="5" svg:d="m15300 9451c7576 0 2527 500 10100 500">
          <text:p/>
        </draw:connector>
        <draw:connector draw:style-name="gr20" draw:text-style-name="P1" draw:layer="layout" draw:type="curve" svg:x1="6.5cm" svg:y1="19.85cm" svg:x2="9.2cm" svg:y2="18.151cm" draw:start-shape="id14" draw:start-glue-point="7" draw:end-shape="id15" draw:end-glue-point="5" svg:d="m6500 19850c2026 0 677-1699 2700-1699">
          <text:p/>
        </draw:connector>
        <draw:custom-shape draw:style-name="gr21" draw:text-style-name="P1" draw:layer="layout" svg:width="6.5cm" svg:height="1.5cm" svg:x="17cm" svg:y="21cm">
          <text:p text:style-name="P1">SSH TUNNEL</text:p>
          <draw:enhanced-geometry svg:viewBox="0 0 21600 21600" draw:text-areas="?f5 ?f1 ?f6 ?f3" draw:type="left-right-arrow" draw:modifiers="1654.63774803876 5912.4875124875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2" draw:text-style-name="P1" draw:layer="layout" svg:x1="16.5cm" svg:y1="11cm" svg:x2="16.5cm" svg:y2="23cm">
          <text:p/>
        </draw:line>
        <draw:line draw:style-name="gr22" draw:text-style-name="P1" draw:layer="layout" svg:x1="24cm" svg:y1="11cm" svg:x2="24cm" svg:y2="23cm">
          <text:p/>
        </draw:line>
        <draw:custom-shape draw:style-name="gr23" draw:text-style-name="P9" draw:id="id17" draw:layer="layout" svg:width="1cm" svg:height="1cm" svg:x="16cm" svg:y="19.5cm">
          <text:p text:style-name="P1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9" draw:id="id20" draw:layer="layout" svg:width="1cm" svg:height="1cm" svg:x="23.5cm" svg:y="19.5cm">
          <text:p text:style-name="P1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1" draw:layer="layout" draw:type="curve" svg:x1="6.5cm" svg:y1="21.55cm" svg:x2="16cm" svg:y2="20cm" draw:start-shape="id16" draw:start-glue-point="7" draw:end-shape="id17" draw:end-glue-point="5" svg:d="m6500 21550c7126 0 2377-1550 9500-1550">
          <text:p/>
        </draw:connector>
        <draw:connector draw:style-name="gr20" draw:text-style-name="P1" draw:layer="layout" draw:type="curve" draw:line-skew="0cm -1.702cm" svg:x1="17cm" svg:y1="20cm" svg:x2="16cm" svg:y2="21.7cm" draw:start-shape="id17" draw:start-glue-point="7" draw:end-shape="id18" draw:end-glue-point="5" svg:d="m17000 20000c753 0 502 1000-499 1000s-1252 700-501 700">
          <text:p/>
        </draw:connector>
        <draw:connector draw:style-name="gr20" draw:text-style-name="P1" draw:layer="layout" draw:type="curve" draw:line-skew="0cm -1.702cm" svg:x1="24.5cm" svg:y1="21.7cm" svg:x2="23.5cm" svg:y2="20cm" draw:start-shape="id19" draw:start-glue-point="7" draw:end-shape="id20" draw:end-glue-point="5" svg:d="m24500 21700c753 0 502-700-499-700s-1252-1000-501-1000">
          <text:p/>
        </draw:connector>
        <draw:connector draw:style-name="gr20" draw:text-style-name="P1" draw:layer="layout" draw:type="curve" svg:x1="24.5cm" svg:y1="20cm" svg:x2="34.2cm" svg:y2="20.751cm" draw:start-shape="id20" draw:start-glue-point="7" draw:end-shape="id21" draw:end-glue-point="5" svg:d="m24500 20000c7276 0 2427 751 9700 751">
          <text:p/>
        </draw:connector>
        <draw:frame draw:style-name="gr13" draw:text-style-name="P4" draw:layer="layout" svg:width="7.3cm" svg:height="0.874cm" svg:x="28.7cm" svg:y="25.401cm">
          <draw:text-box>
            <text:p><text:span text:style-name="T2">SSH Tunnel</text:span></text:p>
          </draw:text-box>
        </draw:frame>
        <draw:custom-shape draw:style-name="gr21" draw:text-style-name="P1" draw:layer="layout" svg:width="1cm" svg:height="0.5cm" svg:x="27.5cm" svg:y="25.5cm">
          <text:p text:style-name="P1"/>
          <text:p text:style-name="P1"/>
          <draw:enhanced-geometry svg:viewBox="0 0 21600 21600" draw:text-areas="?f5 ?f1 ?f6 ?f3" draw:type="left-right-arrow" draw:modifiers="1654.63774803876 5912.4875124875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9" draw:layer="layout" svg:width="1cm" svg:height="1cm" svg:x="27.5cm" svg:y="2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7.3cm" svg:height="0.874cm" svg:x="28.7cm" svg:y="26.601cm">
          <draw:text-box>
            <text:p><text:span text:style-name="T2">Port (?=random, XX=fixed)</text:span></text:p>
          </draw:text-box>
        </draw:frame>
        <draw:custom-shape draw:style-name="gr15" draw:text-style-name="P7" draw:layer="layout" svg:width="1.5cm" svg:height="1.5cm" svg:x="12.5cm" svg:y="16cm">
          <text:p text:style-name="P1"><text:span text:style-name="T3">Interface</text:span></text:p>
          <text:p text:style-name="P1"><text:span text:style-name="T3">(o2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22" draw:layer="layout" svg:width="0.5cm" svg:height="0.5cm" svg:x="13.5cm" svg:y="15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cm" svg:y1="16.15cm" svg:x2="34.2cm" svg:y2="20.751cm" draw:start-shape="id22" draw:start-glue-point="7" draw:end-shape="id21" draw:end-glue-point="5" svg:d="m14000 16150c15151 0 5052 4601 20200 4601">
          <text:p/>
        </draw:connector>
        <draw:connector draw:style-name="gr20" draw:text-style-name="P1" draw:layer="layout" draw:type="curve" svg:x1="4.5cm" svg:y1="19.75cm" svg:x2="6.25cm" svg:y2="6.701cm" draw:start-shape="id23" draw:start-glue-point="7" draw:end-shape="id6" draw:end-glue-point="6" svg:d="m4500 19750c1167 0 1750-4349 1750-13049">
          <text:p/>
        </draw:connector>
        <draw:line draw:style-name="gr25" draw:text-style-name="P1" draw:layer="layout" svg:x1="34.5cm" svg:y1="25.7cm" svg:x2="36cm" svg:y2="25.7cm">
          <text:p/>
        </draw:line>
        <draw:frame draw:style-name="gr13" draw:text-style-name="P4" draw:layer="layout" svg:width="7.3cm" svg:height="0.874cm" svg:x="36.4cm" svg:y="25.401cm">
          <draw:text-box>
            <text:p><text:span text:style-name="T2">Object creation</text:span></text:p>
          </draw:text-box>
        </draw:frame>
        <draw:custom-shape draw:style-name="gr26" draw:text-style-name="P10" draw:layer="layout" svg:width="6.5cm" svg:height="3cm" svg:x="17cm" svg:y="5.3cm">
          <text:p text:style-name="P10">Dont know if the</text:p>
          <text:p text:style-name="P10">connection must be </text:p>
          <text:p text:style-name="P10">secure or no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" draw:text-style-name="P1" draw:layer="layout" svg:x1="20cm" svg:y1="8.3cm" svg:x2="20cm" svg:y2="9.5cm">
          <text:p/>
        </draw:line>
        <draw:line draw:style-name="gr1" draw:text-style-name="P1" draw:layer="layout" svg:x1="20cm" svg:y1="4.5cm" svg:x2="20cm" svg:y2="5.3cm">
          <text:p/>
        </draw:line>
        <draw:line draw:style-name="gr1" draw:text-style-name="P1" draw:layer="layout" svg:x1="21.5cm" svg:y1="8.3cm" svg:x2="21.488cm" svg:y2="16.656cm">
          <text:p/>
        </draw:line>
        <draw:frame draw:style-name="gr16" draw:text-style-name="P4" draw:layer="layout" svg:width="2.36cm" svg:height="0.721cm" svg:x="6.5cm" svg:y="20.779cm">
          <draw:text-box>
            <text:p><text:span text:style-name="T2">od.secure</text:span></text:p>
          </draw:text-box>
        </draw:frame>
        <draw:frame draw:style-name="gr16" draw:text-style-name="P4" draw:layer="layout" svg:width="2.36cm" svg:height="0.721cm" svg:x="5.14cm" svg:y="18.779cm">
          <draw:text-box>
            <text:p><text:span text:style-name="T2">od.secure</text:span></text:p>
          </draw:text-box>
        </draw:frame>
        <draw:connector draw:style-name="gr27" draw:text-style-name="P1" draw:layer="layout" draw:type="curve" draw:line-skew="-2.152cm" svg:x1="4.65cm" svg:y1="7.302cm" svg:x2="11.25cm" svg:y2="16.002cm" svg:d="m4650 7302c0 3297 6600-1053 6600 8700">
          <text:p/>
        </draw:connector>
        <draw:frame draw:style-name="gr16" draw:layer="layout" svg:width="2.267cm" svg:height="1.673cm" svg:x="11.017cm" svg:y="12.465cm">
          <draw:text-box>
            <text:p>fork()<text:line-break/>exec()</text:p>
          </draw:text-box>
        </draw:frame>
        <draw:connector draw:style-name="gr25" draw:text-style-name="P1" draw:layer="layout" draw:type="curve" svg:x1="36.85cm" svg:y1="7.302cm" svg:x2="36.25cm" svg:y2="18.602cm" svg:d="m36850 7302c0 8475-600 2825-600 11300">
          <text:p/>
        </draw:connector>
        <draw:custom-shape draw:style-name="gr23" draw:text-style-name="P9" draw:id="id18" draw:layer="layout" svg:width="1cm" svg:height="1cm" svg:x="16cm" svg:y="21.2cm">
          <text:p text:style-name="P1"><text:span text:style-name="T6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9" draw:id="id19" draw:layer="layout" svg:width="1cm" svg:height="1cm" svg:x="23.5cm" svg:y="21.2cm">
          <text:p text:style-name="P1"><text:span text:style-name="T6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Standard">
        <office:forms form:automatic-focus="false" form:apply-design-mode="false"/>
        <draw:rect draw:style-name="gr28" draw:text-style-name="P1" draw:layer="layout" svg:width="15.5cm" svg:height="21.999cm" svg:x="24cm" svg:y="1.502cm">
          <text:p/>
        </draw:rect>
        <draw:rect draw:style-name="gr1" draw:text-style-name="P1" draw:layer="layout" svg:width="14.5cm" svg:height="21.999cm" svg:x="2cm" svg:y="1.502cm">
          <text:p/>
        </draw:rect>
        <draw:rect draw:style-name="gr2" draw:text-style-name="P1" draw:layer="layout" svg:width="36.5cm" svg:height="12.001cm" svg:x="2.5cm" svg:y="11.001cm">
          <text:p/>
        </draw:rect>
        <draw:frame draw:style-name="gr3" draw:layer="layout" svg:width="6.5cm" svg:height="0.962cm" svg:x="2cm" svg:y="1.539cm">
          <draw:text-box>
            <text:p>Node A</text:p>
          </draw:text-box>
        </draw:frame>
        <draw:frame draw:style-name="gr3" draw:layer="layout" svg:width="6.5cm" svg:height="0.962cm" svg:x="24cm" svg:y="1.502cm">
          <draw:text-box>
            <text:p>Node B</text:p>
          </draw:text-box>
        </draw:frame>
        <draw:rect draw:style-name="gr4" draw:text-style-name="P1" draw:layer="layout" svg:width="14.5cm" svg:height="8.5cm" svg:x="24.5cm" svg:y="2.501cm">
          <text:p/>
        </draw:rect>
        <draw:rect draw:style-name="gr4" draw:text-style-name="P1" draw:layer="layout" svg:width="13.5cm" svg:height="8.5cm" svg:x="2.5cm" svg:y="2.501cm">
          <text:p/>
        </draw:rect>
        <draw:circle draw:style-name="gr5" draw:text-style-name="P2" draw:layer="layout" svg:width="3.5cm" svg:height="3.5cm" svg:x="2.9cm" svg:y="3.802cm">
          <text:p text:style-name="P1"><text:span text:style-name="T1">JobMgr A</text:span></text:p>
        </draw:circle>
        <draw:custom-shape draw:style-name="gr6" draw:text-style-name="P1" draw:id="id55" draw:layer="layout" svg:width="3.5cm" svg:height="3.5cm" svg:x="2.9cm" svg:y="3.8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3" draw:layer="layout" svg:width="3.3cm" svg:height="2.301cm" svg:x="2.7cm" svg:y="20.501cm">
          <text:p text:style-name="P1"><text:span text:style-name="T2">App</text:span></text:p>
          <text:p text:style-name="P1"><text:span text:style-name="T2">Main()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997.0014992503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" draw:layer="layout" svg:width="7cm" svg:height="0.962cm" svg:x="16.8cm" svg:y="11.039cm">
          <draw:text-box>
            <text:p>Application POP-C++</text:p>
          </draw:text-box>
        </draw:frame>
        <draw:frame draw:style-name="gr3" draw:text-style-name="P4" draw:layer="layout" svg:width="7cm" svg:height="0.75cm" svg:x="2.4cm" svg:y="2.439cm">
          <draw:text-box>
            <text:p><text:span text:style-name="T2">POP-C++ Global Services</text:span></text:p>
          </draw:text-box>
        </draw:frame>
        <draw:custom-shape draw:style-name="gr8" draw:text-style-name="P1" draw:layer="layout" svg:width="0.5cm" svg:height="0.5cm" svg:x="6cm" svg:y="5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29" draw:layer="layout" svg:width="0.5cm" svg:height="0.5cm" svg:x="6cm" svg:y="6.2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3" draw:layer="layout" svg:width="2.586cm" svg:height="2.586cm" svg:x="3cm" svg:y="12.002cm">
          <text:p text:style-name="P1"><text:span text:style-name="T2">App</text:span></text:p>
          <text:p text:style-name="P1"><text:span text:style-name="T2">Services</text:span></text:p>
        </draw:circle>
        <draw:custom-shape draw:style-name="gr6" draw:text-style-name="P1" draw:layer="layout" svg:width="2.586cm" svg:height="2.586cm" svg:x="3cm" svg:y="12.0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" draw:layer="layout" svg:width="0.517cm" svg:height="0.517cm" svg:x="4.969cm" svg:y="13.97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517cm" svg:height="0.517cm" svg:x="5.383cm" svg:y="13.34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1" draw:id="id58" draw:layer="layout" svg:width="3.5cm" svg:height="3.5cm" svg:x="34.5cm" svg:y="18.602cm">
          <text:p text:style-name="P1">o2</text:p>
        </draw:circle>
        <draw:custom-shape draw:style-name="gr6" draw:text-style-name="P1" draw:layer="layout" svg:width="3.5cm" svg:height="3.5cm" svg:x="34.5cm" svg:y="18.6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34.2cm" svg:y="19.9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45" draw:layer="layout" svg:width="0.5cm" svg:height="0.5cm" svg:x="34.2cm" svg:y="20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35.6cm" svg:y="21.602cm">
          <draw:text-box>
            <text:p><text:span text:style-name="T3">Broker</text:span></text:p>
          </draw:text-box>
        </draw:frame>
        <draw:circle draw:style-name="gr5" draw:text-style-name="P2" draw:layer="layout" svg:width="3.5cm" svg:height="3.5cm" svg:x="35.1cm" svg:y="3.802cm">
          <text:p text:style-name="P1"><text:span text:style-name="T1">JobMgr B</text:span></text:p>
        </draw:circle>
        <draw:custom-shape draw:style-name="gr6" draw:text-style-name="P1" draw:id="id57" draw:layer="layout" svg:width="3.5cm" svg:height="3.5cm" svg:x="35.1cm" svg:y="3.8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35.1cm" svg:y="4.6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33" draw:layer="layout" svg:width="0.5cm" svg:height="0.5cm" svg:x="35.4cm" svg:y="4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36.234cm" svg:y="6.833cm">
          <draw:text-box>
            <text:p><text:span text:style-name="T3">Broker</text:span></text:p>
          </draw:text-box>
        </draw:frame>
        <draw:frame draw:style-name="gr10" draw:text-style-name="P5" draw:layer="layout" svg:width="1.4cm" svg:height="0.564cm" svg:x="4cm" svg:y="6.844cm">
          <draw:text-box>
            <text:p><text:span text:style-name="T3">Broker</text:span></text:p>
          </draw:text-box>
        </draw:frame>
        <draw:circle draw:style-name="gr11" draw:text-style-name="P6" draw:layer="layout" svg:width="1cm" svg:height="1cm" svg:x="2cm" svg:y="25.302cm">
          <text:p/>
        </draw:circle>
        <draw:custom-shape draw:style-name="gr6" draw:text-style-name="P1" draw:layer="layout" svg:width="1cm" svg:height="1cm" svg:x="2cm" svg:y="26.8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0" draw:text-style-name="P4" draw:layer="layout" svg:width="4cm" svg:height="1.034cm" svg:x="3.2cm" svg:y="25.277cm">
          <draw:text-box>
            <text:p><text:span text:style-name="T2">POP-C++ Object</text:span><text:span text:style-name="T2"><text:line-break/></text:span><text:span text:style-name="T4">Corps de l'objet parallèle</text:span></text:p>
          </draw:text-box>
        </draw:frame>
        <draw:frame draw:style-name="gr3" draw:text-style-name="P4" draw:layer="layout" svg:width="4.8cm" svg:height="1.347cm" svg:x="3.2cm" svg:y="26.552cm">
          <draw:text-box>
            <text:p><text:span text:style-name="T2">POP-C++ Broker</text:span></text:p>
            <text:p><text:span text:style-name="T4">Point de communication avec le corps de l'objet parallèle</text:span></text:p>
          </draw:text-box>
        </draw:frame>
        <draw:custom-shape draw:style-name="gr12" draw:text-style-name="P7" draw:layer="layout" svg:width="1cm" svg:height="1cm" svg:x="8cm" svg:y="25.3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3" draw:text-style-name="P4" draw:layer="layout" svg:width="4.8cm" svg:height="1.347cm" svg:x="9.2cm" svg:y="25.077cm">
          <draw:text-box>
            <text:p><text:span text:style-name="T2">POP-C++ Interface</text:span></text:p>
            <text:p><text:span text:style-name="T4">Représentant local de l'objet parallèle</text:span></text:p>
          </draw:text-box>
        </draw:frame>
        <draw:custom-shape draw:style-name="gr9" draw:text-style-name="P1" draw:layer="layout" svg:width="0.5cm" svg:height="0.5cm" svg:x="8.2cm" svg:y="27.0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5cm" svg:height="0.5cm" svg:x="13.9cm" svg:y="25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4" draw:layer="layout" svg:width="7.3cm" svg:height="0.874cm" svg:x="9.2cm" svg:y="26.928cm">
          <draw:text-box>
            <text:p><text:span text:style-name="T2">POP-C++ Combox (protocol 1)</text:span></text:p>
          </draw:text-box>
        </draw:frame>
        <draw:frame draw:style-name="gr13" draw:text-style-name="P4" draw:layer="layout" svg:width="7.3cm" svg:height="0.874cm" svg:x="14.5cm" svg:y="25.328cm">
          <draw:text-box>
            <text:p><text:span text:style-name="T2">POP-C++ Combox (protocol 2)</text:span></text:p>
          </draw:text-box>
        </draw:frame>
        <draw:frame draw:style-name="gr3" draw:layer="layout" svg:width="6.5cm" svg:height="0.962cm" svg:x="1.8cm" svg:y="24.202cm">
          <draw:text-box>
            <text:p>Legend : </text:p>
          </draw:text-box>
        </draw:frame>
        <draw:connector draw:style-name="gr14" draw:text-style-name="P1" draw:layer="layout" draw:type="curve" draw:line-skew="2.499cm" svg:x1="7.1cm" svg:y1="5.152cm" svg:x2="16cm" svg:y2="4.001cm" draw:start-shape="id24" draw:start-glue-point="7" draw:end-shape="id25" svg:d="m7100 5152c10425 0 5975-1151 8900-1151">
          <text:p/>
        </draw:connector>
        <draw:custom-shape draw:style-name="gr15" draw:text-style-name="P7" draw:layer="layout" svg:width="1.5cm" svg:height="1.5cm" svg:x="5.5cm" svg:y="3.902cm">
          <text:p text:style-name="P1"><text:span text:style-name="T3">Interface</text:span></text:p>
          <text:p text:style-name="P1"><text:span text:style-name="T3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24" draw:layer="layout" svg:width="0.5cm" svg:height="0.5cm" svg:x="6.6cm" svg:y="4.9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6" draw:layer="layout" svg:width="0.853cm" svg:height="0.962cm" svg:x="10.267cm" svg:y="15.202cm">
          <draw:text-box>
            <text:p>3</text:p>
          </draw:text-box>
        </draw:frame>
        <draw:frame draw:style-name="gr3" draw:text-style-name="P4" draw:layer="layout" svg:width="7cm" svg:height="0.75cm" svg:x="33.7cm" svg:y="2.502cm">
          <draw:text-box>
            <text:p><text:span text:style-name="T2">POP-C++ Global Services</text:span></text:p>
          </draw:text-box>
        </draw:frame>
        <draw:frame draw:style-name="gr17" draw:text-style-name="P8" draw:layer="layout" svg:width="1.448cm" svg:height="0.518cm" svg:x="3.724cm" svg:y="14.174cm">
          <draw:text-box>
            <text:p><text:span text:style-name="T5">Broker</text:span></text:p>
          </draw:text-box>
        </draw:frame>
        <draw:custom-shape draw:style-name="gr12" draw:text-style-name="P7" draw:layer="layout" svg:width="1cm" svg:height="1cm" svg:x="22.1cm" svg:y="26.5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11" draw:text-style-name="P6" draw:layer="layout" svg:width="1cm" svg:height="1cm" svg:x="24.5cm" svg:y="26.502cm">
          <text:p/>
        </draw:circle>
        <draw:custom-shape draw:style-name="gr6" draw:text-style-name="P1" draw:layer="layout" svg:width="1cm" svg:height="1cm" svg:x="24.5cm" svg:y="26.5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id="id27" draw:layer="layout" svg:width="0.25cm" svg:height="0.25cm" svg:x="24.3cm" svg:y="26.70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25cm" svg:height="0.25cm" svg:x="24.3cm" svg:y="26.95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id="id26" draw:layer="layout" svg:width="0.25cm" svg:height="0.25cm" svg:x="22.9cm" svg:y="26.70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23.025cm" svg:y1="26.952cm" svg:x2="24.3cm" svg:y2="26.827cm" draw:start-shape="id26" draw:start-glue-point="6" draw:end-shape="id27" draw:end-glue-point="5" svg:d="m23025 26952c0 753 351 627 454 408s-40-533 821-533">
          <text:p/>
        </draw:connector>
        <draw:frame draw:style-name="gr13" draw:text-style-name="P4" draw:layer="layout" svg:width="7.3cm" svg:height="0.874cm" svg:x="21cm" svg:y="25.402cm">
          <draw:text-box>
            <text:p><text:span text:style-name="T2">Objet parallèle POP-C ++</text:span></text:p>
          </draw:text-box>
        </draw:frame>
        <draw:frame draw:style-name="gr16" draw:layer="layout" svg:width="2.267cm" svg:height="1.673cm" svg:x="36.716cm" svg:y="8.464cm">
          <draw:text-box>
            <text:p>fork()<text:line-break/>exec()</text:p>
          </draw:text-box>
        </draw:frame>
        <draw:circle draw:style-name="gr5" draw:text-style-name="P2" draw:layer="layout" svg:width="3.5cm" svg:height="3.5cm" svg:x="10.9cm" svg:y="7.302cm">
          <text:p text:style-name="P1"><text:span text:style-name="T1">PSN A</text:span></text:p>
        </draw:circle>
        <draw:custom-shape draw:style-name="gr6" draw:text-style-name="P1" draw:layer="layout" svg:width="3.5cm" svg:height="3.5cm" svg:x="10.9cm" svg:y="7.3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13.6cm" svg:y="7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31" draw:layer="layout" svg:width="0.5cm" svg:height="0.5cm" svg:x="11cm" svg:y="10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12cm" svg:y="10.344cm">
          <draw:text-box>
            <text:p><text:span text:style-name="T3">Broker</text:span></text:p>
          </draw:text-box>
        </draw:frame>
        <draw:custom-shape draw:style-name="gr15" draw:text-style-name="P7" draw:layer="layout" svg:width="1.5cm" svg:height="1.5cm" svg:x="13.8cm" svg:y="9.302cm">
          <text:p text:style-name="P1"><text:span text:style-name="T3">Interface</text:span></text:p>
          <text:p text:style-name="P1"><text:span text:style-name="T3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36" draw:layer="layout" svg:width="0.5cm" svg:height="0.5cm" svg:x="14.8cm" svg:y="9.2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1" draw:id="id56" draw:layer="layout" svg:width="3.5cm" svg:height="3.5cm" svg:x="9.5cm" svg:y="16.002cm">
          <text:p text:style-name="P1">o1</text:p>
        </draw:circle>
        <draw:custom-shape draw:style-name="gr6" draw:text-style-name="P1" draw:layer="layout" svg:width="3.5cm" svg:height="3.5cm" svg:x="9.5cm" svg:y="16.0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9.2cm" svg:y="17.3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39" draw:layer="layout" svg:width="0.5cm" svg:height="0.5cm" svg:x="9.2cm" svg:y="17.9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10.6cm" svg:y="19.002cm">
          <draw:text-box>
            <text:p><text:span text:style-name="T3">Broker</text:span></text:p>
          </draw:text-box>
        </draw:frame>
        <draw:custom-shape draw:style-name="gr15" draw:text-style-name="P7" draw:layer="layout" svg:width="1.5cm" svg:height="1.5cm" svg:x="3cm" svg:y="19.601cm">
          <text:p text:style-name="P1"><text:span text:style-name="T3">Interface</text:span></text:p>
          <text:p text:style-name="P1"><text:span text:style-name="T3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47" draw:layer="layout" svg:width="0.5cm" svg:height="0.5cm" svg:x="4cm" svg:y="19.5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5cm" svg:height="1.5cm" svg:x="5cm" svg:y="19.701cm">
          <text:p text:style-name="P1"><text:span text:style-name="T3">Interface</text:span></text:p>
          <text:p text:style-name="P1"><text:span text:style-name="T3">(o1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38" draw:layer="layout" svg:width="0.5cm" svg:height="0.5cm" svg:x="6cm" svg:y="19.6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5cm" svg:height="1.5cm" svg:x="5cm" svg:y="21.401cm">
          <text:p text:style-name="P1"><text:span text:style-name="T3">Interface</text:span></text:p>
          <text:p text:style-name="P1"><text:span text:style-name="T3">(o2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40" draw:layer="layout" svg:width="0.5cm" svg:height="0.5cm" svg:x="6cm" svg:y="21.3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5cm" svg:height="1.5cm" svg:x="10cm" svg:y="7.301cm">
          <text:p text:style-name="P1"><text:span text:style-name="T3">Interface</text:span></text:p>
          <text:p text:style-name="P1"><text:span text:style-name="T3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28" draw:layer="layout" svg:width="0.5cm" svg:height="0.5cm" svg:x="10.1cm" svg:y="7.2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0.1cm" svg:y1="7.451cm" svg:x2="6.5cm" svg:y2="6.452cm" draw:start-shape="id28" draw:start-glue-point="5" draw:end-shape="id29" draw:end-glue-point="7" svg:d="m10100 7451c-2698 0-899-999-3600-999">
          <text:p/>
        </draw:connector>
        <draw:custom-shape draw:style-name="gr15" draw:text-style-name="P7" draw:layer="layout" svg:width="1.5cm" svg:height="1.5cm" svg:x="2.6cm" svg:y="5.901cm">
          <text:p text:style-name="P1"><text:span text:style-name="T3">Interface</text:span></text:p>
          <text:p text:style-name="P1"><text:span text:style-name="T3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30" draw:layer="layout" svg:width="0.5cm" svg:height="0.5cm" svg:x="2.5cm" svg:y="6.7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2.75cm" svg:y1="7.201cm" svg:x2="11cm" svg:y2="10.251cm" draw:start-shape="id30" draw:start-glue-point="6" draw:end-shape="id31" draw:end-glue-point="5" svg:d="m2750 7201c0 2034 2750 3050 8250 3050">
          <text:p/>
        </draw:connector>
        <draw:circle draw:style-name="gr5" draw:text-style-name="P2" draw:layer="layout" svg:width="3.5cm" svg:height="3.5cm" svg:x="25.9cm" svg:y="6.802cm">
          <text:p text:style-name="P1"><text:span text:style-name="T1">PSN B</text:span></text:p>
        </draw:circle>
        <draw:custom-shape draw:style-name="gr6" draw:text-style-name="P1" draw:layer="layout" svg:width="3.5cm" svg:height="3.5cm" svg:x="25.9cm" svg:y="6.8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26.4cm" svg:y="6.9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35" draw:layer="layout" svg:width="0.5cm" svg:height="0.5cm" svg:x="28.5cm" svg:y="7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27cm" svg:y="9.844cm">
          <draw:text-box>
            <text:p><text:span text:style-name="T3">Broker</text:span></text:p>
          </draw:text-box>
        </draw:frame>
        <draw:custom-shape draw:style-name="gr15" draw:text-style-name="P7" draw:layer="layout" svg:width="1.5cm" svg:height="1.5cm" svg:x="25.5cm" svg:y="8.802cm">
          <text:p text:style-name="P1"><text:span text:style-name="T3">Interface</text:span></text:p>
          <text:p text:style-name="P1"><text:span text:style-name="T3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51" draw:layer="layout" svg:width="0.5cm" svg:height="0.5cm" svg:x="25.4cm" svg:y="9.7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5cm" svg:height="1.5cm" svg:x="28.5cm" svg:y="8.801cm">
          <text:p text:style-name="P1"><text:span text:style-name="T3">Interface</text:span></text:p>
          <text:p text:style-name="P1"><text:span text:style-name="T3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32" draw:layer="layout" svg:width="0.5cm" svg:height="0.5cm" svg:x="29.5cm" svg:y="8.8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5cm" svg:height="1.5cm" svg:x="34.5cm" svg:y="6.101cm">
          <text:p text:style-name="P1"><text:span text:style-name="T3">Interface</text:span></text:p>
          <text:p text:style-name="P1"><text:span text:style-name="T3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34" draw:layer="layout" svg:width="0.5cm" svg:height="0.5cm" svg:x="34.5cm" svg:y="7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draw:line-skew="0.299cm" svg:x1="30cm" svg:y1="9.051cm" svg:x2="35.4cm" svg:y2="4.251cm" draw:start-shape="id32" draw:start-glue-point="7" draw:end-shape="id33" draw:end-glue-point="5" svg:d="m30000 9051c4500 0 1800-4800 5400-4800">
          <text:p/>
        </draw:connector>
        <draw:connector draw:style-name="gr20" draw:text-style-name="P1" draw:layer="layout" draw:type="curve" draw:line-skew="0cm -1cm" svg:x1="34.75cm" svg:y1="7.501cm" svg:x2="29cm" svg:y2="7.251cm" draw:start-shape="id34" draw:start-glue-point="6" draw:end-shape="id35" draw:end-glue-point="7" svg:d="m34750 7501c0 753-2000 627-2781 377s-343-627-2969-627">
          <text:p/>
        </draw:connector>
        <draw:connector draw:style-name="gr20" draw:text-style-name="P1" draw:layer="layout" draw:type="curve" svg:x1="15.05cm" svg:y1="9.202cm" svg:x2="16cm" svg:y2="8.001cm" draw:start-shape="id36" draw:start-glue-point="4" draw:end-shape="id37" draw:end-glue-point="5" svg:d="m15050 9202c0-801 316-1201 950-1201">
          <text:p/>
        </draw:connector>
        <draw:connector draw:style-name="gr20" draw:text-style-name="P1" draw:layer="layout" draw:type="curve" svg:x1="6.5cm" svg:y1="19.851cm" svg:x2="9.2cm" svg:y2="18.152cm" draw:start-shape="id38" draw:start-glue-point="7" draw:end-shape="id39" draw:end-glue-point="5" svg:d="m6500 19851c2026 0 677-1699 2700-1699">
          <text:p/>
        </draw:connector>
        <draw:custom-shape draw:style-name="gr21" draw:text-style-name="P9" draw:layer="layout" svg:width="6.5cm" svg:height="1.5cm" svg:x="17cm" svg:y="21.001cm">
          <text:p text:style-name="P1"><text:span text:style-name="T6">SSH TUNNEL (o2)</text:span></text:p>
          <draw:enhanced-geometry svg:viewBox="0 0 21600 21600" draw:text-areas="?f5 ?f1 ?f6 ?f3" draw:type="left-right-arrow" draw:modifiers="1654.63774803876 5912.4875124875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2" draw:text-style-name="P1" draw:layer="layout" svg:x1="16.5cm" svg:y1="11.001cm" svg:x2="16.5cm" svg:y2="23.001cm">
          <text:p/>
        </draw:line>
        <draw:line draw:style-name="gr22" draw:text-style-name="P1" draw:layer="layout" svg:x1="24cm" svg:y1="11.001cm" svg:x2="24cm" svg:y2="23.001cm">
          <text:p/>
        </draw:line>
        <draw:custom-shape draw:style-name="gr23" draw:text-style-name="P9" draw:id="id41" draw:layer="layout" svg:width="1cm" svg:height="1cm" svg:x="16cm" svg:y="19.501cm">
          <text:p text:style-name="P1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9" draw:id="id44" draw:layer="layout" svg:width="1cm" svg:height="1cm" svg:x="23.5cm" svg:y="19.501cm">
          <text:p text:style-name="P1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1" draw:layer="layout" draw:type="curve" svg:x1="6.5cm" svg:y1="21.551cm" svg:x2="16cm" svg:y2="20.001cm" draw:start-shape="id40" draw:start-glue-point="7" draw:end-shape="id41" draw:end-glue-point="5" svg:d="m6500 21551c7126 0 2377-1550 9500-1550">
          <text:p/>
        </draw:connector>
        <draw:connector draw:style-name="gr20" draw:text-style-name="P1" draw:layer="layout" draw:type="curve" draw:line-skew="0cm -1.702cm" svg:x1="17cm" svg:y1="20.001cm" svg:x2="16cm" svg:y2="21.701cm" draw:start-shape="id41" draw:start-glue-point="7" draw:end-shape="id42" draw:end-glue-point="5" svg:d="m17000 20001c753 0 502 1000-499 1000s-1252 700-501 700">
          <text:p/>
        </draw:connector>
        <draw:connector draw:style-name="gr20" draw:text-style-name="P1" draw:layer="layout" draw:type="curve" draw:line-skew="0cm -1.702cm" svg:x1="24.5cm" svg:y1="21.701cm" svg:x2="23.5cm" svg:y2="20.001cm" draw:start-shape="id43" draw:start-glue-point="7" draw:end-shape="id44" draw:end-glue-point="5" svg:d="m24500 21701c753 0 502-700-499-700s-1252-1000-501-1000">
          <text:p/>
        </draw:connector>
        <draw:connector draw:style-name="gr20" draw:text-style-name="P1" draw:layer="layout" draw:type="curve" svg:x1="24.5cm" svg:y1="20.001cm" svg:x2="34.2cm" svg:y2="20.752cm" draw:start-shape="id44" draw:start-glue-point="7" draw:end-shape="id45" draw:end-glue-point="5" svg:d="m24500 20001c7276 0 2427 751 9700 751">
          <text:p/>
        </draw:connector>
        <draw:frame draw:style-name="gr13" draw:text-style-name="P4" draw:layer="layout" svg:width="7.3cm" svg:height="0.874cm" svg:x="28.7cm" svg:y="25.402cm">
          <draw:text-box>
            <text:p><text:span text:style-name="T2">SSH Tunnel</text:span></text:p>
          </draw:text-box>
        </draw:frame>
        <draw:custom-shape draw:style-name="gr21" draw:text-style-name="P1" draw:layer="layout" svg:width="1cm" svg:height="0.5cm" svg:x="27.5cm" svg:y="25.501cm">
          <text:p text:style-name="P1"/>
          <text:p text:style-name="P1"/>
          <draw:enhanced-geometry svg:viewBox="0 0 21600 21600" draw:text-areas="?f5 ?f1 ?f6 ?f3" draw:type="left-right-arrow" draw:modifiers="1654.63774803876 5912.4875124875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9" draw:layer="layout" svg:width="1cm" svg:height="1cm" svg:x="27.5cm" svg:y="26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7.3cm" svg:height="0.874cm" svg:x="28.7cm" svg:y="26.602cm">
          <draw:text-box>
            <text:p><text:span text:style-name="T2">Port (?=random, XX=fixed)</text:span></text:p>
          </draw:text-box>
        </draw:frame>
        <draw:custom-shape draw:style-name="gr15" draw:text-style-name="P7" draw:layer="layout" svg:width="1.5cm" svg:height="1.5cm" svg:x="12.5cm" svg:y="16.001cm">
          <text:p text:style-name="P1"><text:span text:style-name="T3">Interface</text:span></text:p>
          <text:p text:style-name="P1"><text:span text:style-name="T3">(o2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46" draw:layer="layout" svg:width="0.5cm" svg:height="0.5cm" svg:x="13.5cm" svg:y="15.9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cm" svg:y1="16.151cm" svg:x2="16cm" svg:y2="20.001cm" draw:start-shape="id46" draw:start-glue-point="7" draw:end-shape="id41" draw:end-glue-point="5" svg:d="m14000 16151c1501 0 502 3850 2000 3850">
          <text:p/>
        </draw:connector>
        <draw:connector draw:style-name="gr20" draw:text-style-name="P1" draw:layer="layout" draw:type="curve" svg:x1="4.5cm" svg:y1="19.751cm" svg:x2="6.25cm" svg:y2="6.702cm" draw:start-shape="id47" draw:start-glue-point="7" draw:end-shape="id29" draw:end-glue-point="6" svg:d="m4500 19751c1167 0 1750-4349 1750-13049">
          <text:p/>
        </draw:connector>
        <draw:line draw:style-name="gr25" draw:text-style-name="P1" draw:layer="layout" svg:x1="34.5cm" svg:y1="25.701cm" svg:x2="36cm" svg:y2="25.701cm">
          <text:p/>
        </draw:line>
        <draw:frame draw:style-name="gr13" draw:text-style-name="P4" draw:layer="layout" svg:width="7.3cm" svg:height="0.874cm" svg:x="36.4cm" svg:y="25.402cm">
          <draw:text-box>
            <text:p><text:span text:style-name="T2">Object creation</text:span></text:p>
          </draw:text-box>
        </draw:frame>
        <draw:frame draw:style-name="gr16" draw:text-style-name="P4" draw:layer="layout" svg:width="2.36cm" svg:height="0.721cm" svg:x="6.5cm" svg:y="20.78cm">
          <draw:text-box>
            <text:p><text:span text:style-name="T2">od.secure</text:span></text:p>
          </draw:text-box>
        </draw:frame>
        <draw:frame draw:style-name="gr16" draw:text-style-name="P4" draw:layer="layout" svg:width="2.36cm" svg:height="0.721cm" svg:x="5.14cm" svg:y="18.78cm">
          <draw:text-box>
            <text:p><text:span text:style-name="T2">od.secure</text:span></text:p>
          </draw:text-box>
        </draw:frame>
        <draw:custom-shape draw:style-name="gr23" draw:text-style-name="P9" draw:id="id48" draw:layer="layout" svg:width="1cm" svg:height="1cm" svg:x="16cm" svg:y="9.201cm">
          <text:p text:style-name="P1"><text:span text:style-name="T6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9" draw:id="id49" draw:layer="layout" svg:width="1cm" svg:height="1cm" svg:x="23.5cm" svg:y="9.201cm">
          <text:p text:style-name="P1"><text:span text:style-name="T6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9" draw:layer="layout" svg:width="6.5cm" svg:height="1.5cm" svg:x="17cm" svg:y="9.001cm">
          <text:p text:style-name="P1"><text:span text:style-name="T6">SSH TUNNEL (PSN)</text:span></text:p>
          <draw:enhanced-geometry svg:viewBox="0 0 21600 21600" draw:text-areas="?f5 ?f1 ?f6 ?f3" draw:type="left-right-arrow" draw:modifiers="1654.63774803876 5912.4875124875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9" draw:id="id37" draw:layer="layout" svg:width="1cm" svg:height="1cm" svg:x="16cm" svg:y="7.501cm">
          <text:p text:style-name="P1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9" draw:id="id50" draw:layer="layout" svg:width="1cm" svg:height="1cm" svg:x="23.5cm" svg:y="7.501cm">
          <text:p text:style-name="P1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1" draw:layer="layout" draw:type="curve" draw:line-skew="0cm -1.702cm" svg:x1="17cm" svg:y1="8.001cm" svg:x2="16cm" svg:y2="9.701cm" draw:start-shape="id37" draw:start-glue-point="7" draw:end-shape="id48" draw:end-glue-point="5" svg:d="m17000 8001c753 0 502 1000-499 1000s-1252 700-501 700">
          <text:p/>
        </draw:connector>
        <draw:connector draw:style-name="gr20" draw:text-style-name="P1" draw:layer="layout" draw:type="curve" draw:line-skew="0cm -1.702cm" svg:x1="24.5cm" svg:y1="9.701cm" svg:x2="23.5cm" svg:y2="8.001cm" draw:start-shape="id49" draw:start-glue-point="7" draw:end-shape="id50" draw:end-glue-point="5" svg:d="m24500 9701c753 0 502-700-499-700s-1252-1000-501-1000">
          <text:p/>
        </draw:connector>
        <draw:connector draw:style-name="gr20" draw:text-style-name="P1" draw:layer="layout" draw:type="curve" svg:x1="24.5cm" svg:y1="8.001cm" svg:x2="25.65cm" svg:y2="9.702cm" draw:start-shape="id50" draw:start-glue-point="7" draw:end-shape="id51" draw:end-glue-point="4" svg:d="m24500 8001c767 0 1150 567 1150 1701">
          <text:p/>
        </draw:connector>
        <draw:custom-shape draw:style-name="gr23" draw:text-style-name="P9" draw:id="id52" draw:layer="layout" svg:width="1cm" svg:height="1cm" svg:x="16cm" svg:y="5.201cm">
          <text:p text:style-name="P1"><text:span text:style-name="T6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9" draw:id="id53" draw:layer="layout" svg:width="1cm" svg:height="1cm" svg:x="23.5cm" svg:y="5.201cm">
          <text:p text:style-name="P1"><text:span text:style-name="T6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9" draw:layer="layout" svg:width="6.5cm" svg:height="1.5cm" svg:x="17cm" svg:y="5cm">
          <text:p text:style-name="P1"><text:span text:style-name="T6">SSH TUNNEL (JobMgr)</text:span></text:p>
          <draw:enhanced-geometry svg:viewBox="0 0 21600 21600" draw:text-areas="?f5 ?f1 ?f6 ?f3" draw:type="left-right-arrow" draw:modifiers="1654.63774803876 5912.4875124875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9" draw:id="id25" draw:layer="layout" svg:width="1cm" svg:height="1cm" svg:x="16cm" svg:y="3.501cm">
          <text:p text:style-name="P1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9" draw:id="id54" draw:layer="layout" svg:width="1cm" svg:height="1cm" svg:x="23.5cm" svg:y="3.501cm">
          <text:p text:style-name="P1"><text:span text:style-name="T6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1" draw:layer="layout" draw:type="curve" draw:line-skew="0cm -1.702cm" svg:x1="17cm" svg:y1="4.001cm" svg:x2="16cm" svg:y2="5.701cm" draw:start-shape="id25" draw:start-glue-point="7" draw:end-shape="id52" draw:end-glue-point="5" svg:d="m17000 4001c753 0 502 1000-499 1000s-1252 700-501 700">
          <text:p/>
        </draw:connector>
        <draw:connector draw:style-name="gr20" draw:text-style-name="P1" draw:layer="layout" draw:type="curve" draw:line-skew="0cm -1.702cm" svg:x1="24.5cm" svg:y1="5.701cm" svg:x2="23.5cm" svg:y2="4.001cm" draw:start-shape="id53" draw:start-glue-point="7" draw:end-shape="id54" draw:end-glue-point="5" svg:d="m24500 5701c753 0 502-700-499-700s-1252-1000-501-1000">
          <text:p/>
        </draw:connector>
        <draw:connector draw:style-name="gr20" draw:text-style-name="P1" draw:layer="layout" draw:type="curve" svg:x1="24.5cm" svg:y1="4.001cm" svg:x2="35.65cm" svg:y2="4.001cm" draw:start-shape="id54" draw:start-glue-point="7" draw:end-shape="id33" draw:end-glue-point="4" svg:d="m24500 4001c8176 0 6813-251 7557-439s3593-312 3593 439">
          <text:p/>
        </draw:connector>
        <draw:custom-shape draw:style-name="gr23" draw:text-style-name="P9" draw:id="id42" draw:layer="layout" svg:width="1cm" svg:height="1cm" svg:x="16cm" svg:y="21.201cm">
          <text:p text:style-name="P1"><text:span text:style-name="T6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9" draw:id="id43" draw:layer="layout" svg:width="1cm" svg:height="1cm" svg:x="23.5cm" svg:y="21.201cm">
          <text:p text:style-name="P1"><text:span text:style-name="T6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draw:type="curve" draw:line-skew="-2.152cm" svg:x1="4.65cm" svg:y1="7.302cm" svg:x2="11.25cm" svg:y2="16.002cm" draw:start-shape="id55" draw:end-shape="id56" draw:end-glue-point="0" svg:d="m4650 7302c0 3297 6600-1053 6600 8700">
          <text:p/>
        </draw:connector>
        <draw:connector draw:style-name="gr25" draw:text-style-name="P1" draw:layer="layout" draw:type="curve" svg:x1="36.85cm" svg:y1="7.302cm" svg:x2="36.25cm" svg:y2="18.602cm" draw:start-shape="id57" draw:end-shape="id58" svg:d="m36850 7302c0 8475-600 2825-600 11300">
          <text:p/>
        </draw:connector>
        <draw:frame draw:style-name="gr16" draw:layer="layout" svg:width="2.267cm" svg:height="1.673cm" svg:x="11.017cm" svg:y="12.465cm">
          <draw:text-box>
            <text:p>fork()<text:line-break/>exec()</text:p>
          </draw:text-box>
        </draw:frame>
      </draw:page>
      <draw:page draw:name="page3" draw:style-name="dp1" draw:master-page-name="Standard">
        <office:forms form:automatic-focus="false" form:apply-design-mode="false"/>
        <draw:rect draw:style-name="gr29" draw:text-style-name="P1" draw:layer="layout" svg:width="16.5cm" svg:height="21.999cm" svg:x="24cm" svg:y="1.502cm">
          <text:p/>
        </draw:rect>
        <draw:rect draw:style-name="gr1" draw:text-style-name="P1" draw:layer="layout" svg:width="15.5cm" svg:height="9cm" svg:x="24.5cm" svg:y="2.3cm">
          <text:p/>
        </draw:rect>
        <draw:rect draw:style-name="gr1" draw:text-style-name="P1" draw:layer="layout" svg:width="14.5cm" svg:height="21.999cm" svg:x="2cm" svg:y="1.502cm">
          <text:p/>
        </draw:rect>
        <draw:rect draw:style-name="gr2" draw:text-style-name="P1" draw:layer="layout" svg:width="36.5cm" svg:height="8.502cm" svg:x="2.5cm" svg:y="14.5cm">
          <text:p/>
        </draw:rect>
        <draw:frame draw:style-name="gr3" draw:text-style-name="P11" draw:layer="layout" svg:width="6.5cm" svg:height="0.962cm" svg:x="2cm" svg:y="1.539cm">
          <draw:text-box>
            <text:p><text:span text:style-name="T7">Machine A</text:span></text:p>
          </draw:text-box>
        </draw:frame>
        <draw:frame draw:style-name="gr3" draw:text-style-name="P11" draw:layer="layout" svg:width="6.5cm" svg:height="0.962cm" svg:x="30.5cm" svg:y="1.502cm">
          <draw:text-box>
            <text:p><text:span text:style-name="T7">ESXi 4.0</text:span></text:p>
          </draw:text-box>
        </draw:frame>
        <draw:rect draw:style-name="gr4" draw:text-style-name="P1" draw:layer="layout" svg:width="14.5cm" svg:height="8.5cm" svg:x="25cm" svg:y="2.501cm">
          <text:p/>
        </draw:rect>
        <draw:rect draw:style-name="gr4" draw:text-style-name="P1" draw:layer="layout" svg:width="13.5cm" svg:height="8.5cm" svg:x="2.5cm" svg:y="2.501cm">
          <text:p/>
        </draw:rect>
        <draw:circle draw:style-name="gr5" draw:text-style-name="P2" draw:layer="layout" svg:width="3.5cm" svg:height="3.5cm" svg:x="2.9cm" svg:y="3.802cm">
          <text:p text:style-name="P1"><text:span text:style-name="T1">JobMgr A</text:span></text:p>
        </draw:circle>
        <draw:custom-shape draw:style-name="gr6" draw:text-style-name="P1" draw:id="id89" draw:layer="layout" svg:width="3.5cm" svg:height="3.5cm" svg:x="2.9cm" svg:y="3.8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3" draw:layer="layout" svg:width="3.3cm" svg:height="2.301cm" svg:x="2.7cm" svg:y="20.501cm">
          <text:p text:style-name="P1"><text:span text:style-name="T2">App</text:span></text:p>
          <text:p text:style-name="P1"><text:span text:style-name="T2">Main()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997.0014992503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" draw:text-style-name="P11" draw:layer="layout" svg:width="7cm" svg:height="0.962cm" svg:x="2.5cm" svg:y="11.039cm">
          <draw:text-box>
            <text:p><text:span text:style-name="T7">Application POP-C++</text:span></text:p>
          </draw:text-box>
        </draw:frame>
        <draw:frame draw:style-name="gr3" draw:text-style-name="P4" draw:layer="layout" svg:width="7cm" svg:height="0.75cm" svg:x="2.4cm" svg:y="2.439cm">
          <draw:text-box>
            <text:p><text:span text:style-name="T2">POP-C++ Global Services</text:span></text:p>
          </draw:text-box>
        </draw:frame>
        <draw:custom-shape draw:style-name="gr8" draw:text-style-name="P1" draw:layer="layout" svg:width="0.5cm" svg:height="0.5cm" svg:x="6cm" svg:y="5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63" draw:layer="layout" svg:width="0.5cm" svg:height="0.5cm" svg:x="6cm" svg:y="6.2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3" draw:layer="layout" svg:width="2.586cm" svg:height="2.586cm" svg:x="3cm" svg:y="15.002cm">
          <text:p text:style-name="P1"><text:span text:style-name="T2">App</text:span></text:p>
          <text:p text:style-name="P1"><text:span text:style-name="T2">Services</text:span></text:p>
        </draw:circle>
        <draw:custom-shape draw:style-name="gr6" draw:text-style-name="P1" draw:layer="layout" svg:width="2.586cm" svg:height="2.586cm" svg:x="3cm" svg:y="15.0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" draw:layer="layout" svg:width="0.517cm" svg:height="0.517cm" svg:x="4.969cm" svg:y="16.97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517cm" svg:height="0.517cm" svg:x="5.383cm" svg:y="16.34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12" draw:id="id92" draw:layer="layout" svg:width="3.5cm" svg:height="3.5cm" svg:x="34.5cm" svg:y="18.602cm">
          <text:p text:style-name="P1"><text:span text:style-name="T7">o2</text:span></text:p>
        </draw:circle>
        <draw:custom-shape draw:style-name="gr6" draw:text-style-name="P1" draw:layer="layout" svg:width="3.5cm" svg:height="3.5cm" svg:x="34.5cm" svg:y="18.6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34.2cm" svg:y="19.9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79" draw:layer="layout" svg:width="0.5cm" svg:height="0.5cm" svg:x="34.2cm" svg:y="20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35.6cm" svg:y="21.602cm">
          <draw:text-box>
            <text:p><text:span text:style-name="T3">Broker</text:span></text:p>
          </draw:text-box>
        </draw:frame>
        <draw:circle draw:style-name="gr5" draw:text-style-name="P2" draw:layer="layout" svg:width="3.5cm" svg:height="3.5cm" svg:x="35.1cm" svg:y="3.802cm">
          <text:p text:style-name="P1"><text:span text:style-name="T1">JobMgr B</text:span></text:p>
        </draw:circle>
        <draw:custom-shape draw:style-name="gr6" draw:text-style-name="P1" draw:id="id91" draw:layer="layout" svg:width="3.5cm" svg:height="3.5cm" svg:x="35.1cm" svg:y="3.8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35.1cm" svg:y="4.6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67" draw:layer="layout" svg:width="0.5cm" svg:height="0.5cm" svg:x="35.4cm" svg:y="4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36.234cm" svg:y="6.833cm">
          <draw:text-box>
            <text:p><text:span text:style-name="T3">Broker</text:span></text:p>
          </draw:text-box>
        </draw:frame>
        <draw:frame draw:style-name="gr10" draw:text-style-name="P5" draw:layer="layout" svg:width="1.4cm" svg:height="0.564cm" svg:x="4cm" svg:y="6.844cm">
          <draw:text-box>
            <text:p><text:span text:style-name="T3">Broker</text:span></text:p>
          </draw:text-box>
        </draw:frame>
        <draw:circle draw:style-name="gr11" draw:text-style-name="P6" draw:layer="layout" svg:width="1cm" svg:height="1cm" svg:x="2cm" svg:y="25.302cm">
          <text:p/>
        </draw:circle>
        <draw:custom-shape draw:style-name="gr6" draw:text-style-name="P1" draw:layer="layout" svg:width="1cm" svg:height="1cm" svg:x="2cm" svg:y="26.8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0" draw:text-style-name="P4" draw:layer="layout" svg:width="4cm" svg:height="1.034cm" svg:x="3.2cm" svg:y="25.277cm">
          <draw:text-box>
            <text:p><text:span text:style-name="T2">POP-C++ Object</text:span><text:span text:style-name="T2"><text:line-break/></text:span><text:span text:style-name="T4">Corps de l'objet parallèle</text:span></text:p>
          </draw:text-box>
        </draw:frame>
        <draw:frame draw:style-name="gr3" draw:text-style-name="P4" draw:layer="layout" svg:width="4.8cm" svg:height="1.347cm" svg:x="3.2cm" svg:y="26.552cm">
          <draw:text-box>
            <text:p><text:span text:style-name="T2">POP-C++ Broker</text:span></text:p>
            <text:p><text:span text:style-name="T4">Point de communication avec le corps de l'objet parallèle</text:span></text:p>
          </draw:text-box>
        </draw:frame>
        <draw:custom-shape draw:style-name="gr12" draw:text-style-name="P7" draw:layer="layout" svg:width="1cm" svg:height="1cm" svg:x="8cm" svg:y="25.3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3" draw:text-style-name="P4" draw:layer="layout" svg:width="4.8cm" svg:height="1.347cm" svg:x="9.2cm" svg:y="25.077cm">
          <draw:text-box>
            <text:p><text:span text:style-name="T2">POP-C++ Interface</text:span></text:p>
            <text:p><text:span text:style-name="T4">Représentant local de l'objet parallèle</text:span></text:p>
          </draw:text-box>
        </draw:frame>
        <draw:custom-shape draw:style-name="gr9" draw:text-style-name="P1" draw:layer="layout" svg:width="0.5cm" svg:height="0.5cm" svg:x="8.2cm" svg:y="27.0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5cm" svg:height="0.5cm" svg:x="13.9cm" svg:y="25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4" draw:layer="layout" svg:width="7.3cm" svg:height="0.874cm" svg:x="9.2cm" svg:y="26.928cm">
          <draw:text-box>
            <text:p><text:span text:style-name="T2">POP-C++ Combox (protocol 1)</text:span></text:p>
          </draw:text-box>
        </draw:frame>
        <draw:frame draw:style-name="gr13" draw:text-style-name="P4" draw:layer="layout" svg:width="7.3cm" svg:height="0.874cm" svg:x="14.5cm" svg:y="25.328cm">
          <draw:text-box>
            <text:p><text:span text:style-name="T2">POP-C++ Combox (protocol 2)</text:span></text:p>
          </draw:text-box>
        </draw:frame>
        <draw:frame draw:style-name="gr3" draw:text-style-name="P11" draw:layer="layout" svg:width="6.5cm" svg:height="0.962cm" svg:x="1.8cm" svg:y="24.202cm">
          <draw:text-box>
            <text:p><text:span text:style-name="T7">Legend : </text:span></text:p>
          </draw:text-box>
        </draw:frame>
        <draw:connector draw:style-name="gr14" draw:text-style-name="P1" draw:layer="layout" draw:type="curve" svg:x1="7cm" svg:y1="4.052cm" svg:x2="16cm" svg:y2="4.001cm" draw:end-shape="id59" svg:d="m7000 4052c6375 0 1875-51 9000-51">
          <text:p/>
        </draw:connector>
        <draw:g>
          <draw:custom-shape draw:style-name="gr15" draw:text-style-name="P7" draw:layer="layout" svg:width="1.5cm" svg:height="1.5cm" svg:x="5.5cm" svg:y="3.902cm">
            <text:p text:style-name="P1"><text:span text:style-name="T3">Interface</text:span></text:p>
            <text:p text:style-name="P1"><text:span text:style-name="T3">(JobMgr)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9" draw:text-style-name="P1" draw:layer="layout" svg:width="0.5cm" svg:height="0.5cm" svg:x="6.5cm" svg:y="3.80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6" draw:text-style-name="P11" draw:layer="layout" svg:width="0.853cm" svg:height="0.962cm" svg:x="10.267cm" svg:y="15.202cm">
          <draw:text-box>
            <text:p><text:span text:style-name="T7">3</text:span></text:p>
          </draw:text-box>
        </draw:frame>
        <draw:frame draw:style-name="gr3" draw:text-style-name="P4" draw:layer="layout" svg:width="7cm" svg:height="0.75cm" svg:x="33.7cm" svg:y="2.502cm">
          <draw:text-box>
            <text:p><text:span text:style-name="T2">POP-C++ Global Services</text:span></text:p>
          </draw:text-box>
        </draw:frame>
        <draw:frame draw:style-name="gr17" draw:text-style-name="P8" draw:layer="layout" svg:width="1.448cm" svg:height="0.518cm" svg:x="3.724cm" svg:y="17.174cm">
          <draw:text-box>
            <text:p><text:span text:style-name="T5">Broker</text:span></text:p>
          </draw:text-box>
        </draw:frame>
        <draw:custom-shape draw:style-name="gr12" draw:text-style-name="P7" draw:layer="layout" svg:width="1cm" svg:height="1cm" svg:x="22.1cm" svg:y="26.5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11" draw:text-style-name="P6" draw:layer="layout" svg:width="1cm" svg:height="1cm" svg:x="24.5cm" svg:y="26.502cm">
          <text:p/>
        </draw:circle>
        <draw:custom-shape draw:style-name="gr6" draw:text-style-name="P1" draw:layer="layout" svg:width="1cm" svg:height="1cm" svg:x="24.5cm" svg:y="26.5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id="id61" draw:layer="layout" svg:width="0.25cm" svg:height="0.25cm" svg:x="24.3cm" svg:y="26.70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25cm" svg:height="0.25cm" svg:x="24.3cm" svg:y="26.95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id="id60" draw:layer="layout" svg:width="0.25cm" svg:height="0.25cm" svg:x="22.9cm" svg:y="26.70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23.025cm" svg:y1="26.952cm" svg:x2="24.3cm" svg:y2="26.827cm" draw:start-shape="id60" draw:start-glue-point="6" draw:end-shape="id61" draw:end-glue-point="5" svg:d="m23025 26952c0 753 351 627 454 408s-40-533 821-533">
          <text:p/>
        </draw:connector>
        <draw:frame draw:style-name="gr13" draw:text-style-name="P4" draw:layer="layout" svg:width="7.3cm" svg:height="0.874cm" svg:x="21cm" svg:y="25.402cm">
          <draw:text-box>
            <text:p><text:span text:style-name="T2">Objet parallèle POP-C ++</text:span></text:p>
          </draw:text-box>
        </draw:frame>
        <draw:frame draw:style-name="gr16" draw:text-style-name="P11" draw:layer="layout" svg:width="1.806cm" svg:height="0.962cm" svg:x="36.716cm" svg:y="8.464cm">
          <draw:text-box>
            <text:p><text:span text:style-name="T7">SSH</text:span></text:p>
          </draw:text-box>
        </draw:frame>
        <draw:circle draw:style-name="gr5" draw:text-style-name="P2" draw:layer="layout" svg:width="3.5cm" svg:height="3.5cm" svg:x="10.9cm" svg:y="7.302cm">
          <text:p text:style-name="P1"><text:span text:style-name="T1">PSN A</text:span></text:p>
        </draw:circle>
        <draw:custom-shape draw:style-name="gr6" draw:text-style-name="P1" draw:layer="layout" svg:width="3.5cm" svg:height="3.5cm" svg:x="10.9cm" svg:y="7.3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13.6cm" svg:y="7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65" draw:layer="layout" svg:width="0.5cm" svg:height="0.5cm" svg:x="11cm" svg:y="10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12cm" svg:y="10.344cm">
          <draw:text-box>
            <text:p><text:span text:style-name="T3">Broker</text:span></text:p>
          </draw:text-box>
        </draw:frame>
        <draw:custom-shape draw:style-name="gr15" draw:text-style-name="P7" draw:layer="layout" svg:width="1.5cm" svg:height="1.5cm" svg:x="13.8cm" svg:y="9.302cm">
          <text:p text:style-name="P1"><text:span text:style-name="T3">Interface</text:span></text:p>
          <text:p text:style-name="P1"><text:span text:style-name="T3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70" draw:layer="layout" svg:width="0.5cm" svg:height="0.5cm" svg:x="14.8cm" svg:y="9.2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12" draw:id="id90" draw:layer="layout" svg:width="3.5cm" svg:height="3.5cm" svg:x="9.5cm" svg:y="16.002cm">
          <text:p text:style-name="P1"><text:span text:style-name="T7">o1</text:span></text:p>
        </draw:circle>
        <draw:custom-shape draw:style-name="gr6" draw:text-style-name="P1" draw:layer="layout" svg:width="3.5cm" svg:height="3.5cm" svg:x="9.5cm" svg:y="16.0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9.2cm" svg:y="17.3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73" draw:layer="layout" svg:width="0.5cm" svg:height="0.5cm" svg:x="9.2cm" svg:y="17.9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10.6cm" svg:y="19.002cm">
          <draw:text-box>
            <text:p><text:span text:style-name="T3">Broker</text:span></text:p>
          </draw:text-box>
        </draw:frame>
        <draw:custom-shape draw:style-name="gr15" draw:text-style-name="P7" draw:layer="layout" svg:width="1.5cm" svg:height="1.5cm" svg:x="3cm" svg:y="19.601cm">
          <text:p text:style-name="P1"><text:span text:style-name="T3">Interface</text:span></text:p>
          <text:p text:style-name="P1"><text:span text:style-name="T3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81" draw:layer="layout" svg:width="0.5cm" svg:height="0.5cm" svg:x="4cm" svg:y="19.5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5cm" svg:height="1.5cm" svg:x="5cm" svg:y="19.701cm">
          <text:p text:style-name="P1"><text:span text:style-name="T3">Interface</text:span></text:p>
          <text:p text:style-name="P1"><text:span text:style-name="T3">(o1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72" draw:layer="layout" svg:width="0.5cm" svg:height="0.5cm" svg:x="6cm" svg:y="19.6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5cm" svg:height="1.5cm" svg:x="5cm" svg:y="21.401cm">
          <text:p text:style-name="P1"><text:span text:style-name="T3">Interface</text:span></text:p>
          <text:p text:style-name="P1"><text:span text:style-name="T3">(o2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74" draw:layer="layout" svg:width="0.5cm" svg:height="0.5cm" svg:x="6cm" svg:y="21.3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5cm" svg:height="1.5cm" svg:x="10cm" svg:y="7.301cm">
          <text:p text:style-name="P1"><text:span text:style-name="T3">Interface</text:span></text:p>
          <text:p text:style-name="P1"><text:span text:style-name="T3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62" draw:layer="layout" svg:width="0.5cm" svg:height="0.5cm" svg:x="10.1cm" svg:y="7.2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0.1cm" svg:y1="7.451cm" svg:x2="6.5cm" svg:y2="6.452cm" draw:start-shape="id62" draw:start-glue-point="5" draw:end-shape="id63" draw:end-glue-point="7" svg:d="m10100 7451c-2698 0-899-999-3600-999">
          <text:p/>
        </draw:connector>
        <draw:custom-shape draw:style-name="gr15" draw:text-style-name="P7" draw:layer="layout" svg:width="1.5cm" svg:height="1.5cm" svg:x="2.6cm" svg:y="5.901cm">
          <text:p text:style-name="P1"><text:span text:style-name="T3">Interface</text:span></text:p>
          <text:p text:style-name="P1"><text:span text:style-name="T3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64" draw:layer="layout" svg:width="0.5cm" svg:height="0.5cm" svg:x="2.5cm" svg:y="6.7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2.75cm" svg:y1="7.201cm" svg:x2="11cm" svg:y2="10.251cm" draw:start-shape="id64" draw:start-glue-point="6" draw:end-shape="id65" draw:end-glue-point="5" svg:d="m2750 7201c0 2034 2750 3050 8250 3050">
          <text:p/>
        </draw:connector>
        <draw:circle draw:style-name="gr5" draw:text-style-name="P2" draw:layer="layout" svg:width="3.5cm" svg:height="3.5cm" svg:x="25.9cm" svg:y="6.802cm">
          <text:p text:style-name="P1"><text:span text:style-name="T1">PSN A</text:span></text:p>
        </draw:circle>
        <draw:custom-shape draw:style-name="gr6" draw:text-style-name="P1" draw:layer="layout" svg:width="3.5cm" svg:height="3.5cm" svg:x="25.9cm" svg:y="6.802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5cm" svg:height="0.5cm" svg:x="26.4cm" svg:y="6.9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69" draw:layer="layout" svg:width="0.5cm" svg:height="0.5cm" svg:x="28.5cm" svg:y="7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1.4cm" svg:height="0.564cm" svg:x="27cm" svg:y="9.844cm">
          <draw:text-box>
            <text:p><text:span text:style-name="T3">Broker</text:span></text:p>
          </draw:text-box>
        </draw:frame>
        <draw:custom-shape draw:style-name="gr15" draw:text-style-name="P7" draw:layer="layout" svg:width="1.5cm" svg:height="1.5cm" svg:x="25.5cm" svg:y="8.802cm">
          <text:p text:style-name="P1"><text:span text:style-name="T3">Interface</text:span></text:p>
          <text:p text:style-name="P1"><text:span text:style-name="T3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85" draw:layer="layout" svg:width="0.5cm" svg:height="0.5cm" svg:x="25.4cm" svg:y="9.7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5cm" svg:height="1.5cm" svg:x="28.5cm" svg:y="8.801cm">
          <text:p text:style-name="P1"><text:span text:style-name="T3">Interface</text:span></text:p>
          <text:p text:style-name="P1"><text:span text:style-name="T3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66" draw:layer="layout" svg:width="0.5cm" svg:height="0.5cm" svg:x="29.5cm" svg:y="8.8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5cm" svg:height="1.5cm" svg:x="34.5cm" svg:y="6.101cm">
          <text:p text:style-name="P1"><text:span text:style-name="T3">Interface</text:span></text:p>
          <text:p text:style-name="P1"><text:span text:style-name="T3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68" draw:layer="layout" svg:width="0.5cm" svg:height="0.5cm" svg:x="34.5cm" svg:y="7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30cm" svg:y1="9.051cm" svg:x2="35.4cm" svg:y2="4.251cm" draw:start-shape="id66" draw:start-glue-point="7" draw:end-shape="id67" draw:end-glue-point="5" svg:d="m30000 9051c4051 0 1352-4800 5400-4800">
          <text:p/>
        </draw:connector>
        <draw:connector draw:style-name="gr20" draw:text-style-name="P1" draw:layer="layout" draw:type="curve" svg:x1="34.75cm" svg:y1="7.501cm" svg:x2="29cm" svg:y2="7.251cm" draw:start-shape="id68" draw:start-glue-point="6" draw:end-shape="id69" draw:end-glue-point="7" svg:d="m34750 7501c0 753-1500 627-1906 377s282-627-3844-627">
          <text:p/>
        </draw:connector>
        <draw:connector draw:style-name="gr20" draw:text-style-name="P1" draw:layer="layout" draw:type="curve" svg:x1="15.05cm" svg:y1="9.202cm" svg:x2="16cm" svg:y2="8.001cm" draw:start-shape="id70" draw:start-glue-point="4" draw:end-shape="id71" draw:end-glue-point="5" svg:d="m15050 9202c0-801 316-1201 950-1201">
          <text:p/>
        </draw:connector>
        <draw:connector draw:style-name="gr20" draw:text-style-name="P1" draw:layer="layout" draw:type="curve" svg:x1="6.5cm" svg:y1="19.851cm" svg:x2="9.2cm" svg:y2="18.152cm" draw:start-shape="id72" draw:start-glue-point="7" draw:end-shape="id73" draw:end-glue-point="5" svg:d="m6500 19851c2026 0 677-1699 2700-1699">
          <text:p/>
        </draw:connector>
        <draw:custom-shape draw:style-name="gr21" draw:text-style-name="P9" draw:layer="layout" svg:width="6.5cm" svg:height="1.5cm" svg:x="17cm" svg:y="21.001cm">
          <text:p text:style-name="P1"><text:span text:style-name="T6">SSH TUNNEL (o2)</text:span></text:p>
          <draw:enhanced-geometry svg:viewBox="0 0 21600 21600" draw:text-areas="?f5 ?f1 ?f6 ?f3" draw:type="left-right-arrow" draw:modifiers="1654.63774803876 5912.4875124875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2" draw:text-style-name="P1" draw:layer="layout" svg:x1="16.5cm" svg:y1="11.001cm" svg:x2="16.5cm" svg:y2="23.001cm">
          <text:p/>
        </draw:line>
        <draw:line draw:style-name="gr22" draw:text-style-name="P1" draw:layer="layout" svg:x1="24cm" svg:y1="11.001cm" svg:x2="24cm" svg:y2="23.001cm">
          <text:p/>
        </draw:line>
        <draw:custom-shape draw:style-name="gr23" draw:text-style-name="P9" draw:id="id75" draw:layer="layout" svg:width="1cm" svg:height="1cm" svg:x="16cm" svg:y="19.501cm">
          <text:p text:style-name="P1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9" draw:id="id78" draw:layer="layout" svg:width="1cm" svg:height="1cm" svg:x="23.5cm" svg:y="19.501cm">
          <text:p text:style-name="P1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1" draw:layer="layout" draw:type="curve" svg:x1="6.5cm" svg:y1="21.551cm" svg:x2="16cm" svg:y2="20.001cm" draw:start-shape="id74" draw:start-glue-point="7" draw:end-shape="id75" draw:end-glue-point="5" svg:d="m6500 21551c7126 0 2377-1550 9500-1550">
          <text:p/>
        </draw:connector>
        <draw:connector draw:style-name="gr20" draw:text-style-name="P1" draw:layer="layout" draw:type="curve" draw:line-skew="0cm -1.703cm" svg:x1="17cm" svg:y1="20.001cm" svg:x2="16cm" svg:y2="21.701cm" draw:start-shape="id75" draw:start-glue-point="7" draw:end-shape="id76" draw:end-glue-point="5" svg:d="m17000 20001c753 0 502 999-499 999s-1252 701-501 701">
          <text:p/>
        </draw:connector>
        <draw:connector draw:style-name="gr20" draw:text-style-name="P1" draw:layer="layout" draw:type="curve" svg:x1="24.5cm" svg:y1="21.701cm" svg:x2="23.5cm" svg:y2="20.001cm" draw:start-shape="id77" draw:start-glue-point="7" draw:end-shape="id78" draw:end-glue-point="5" svg:d="m24500 21701c753 0 502 1002-499 1002s-1252-2702-501-2702">
          <text:p/>
        </draw:connector>
        <draw:connector draw:style-name="gr20" draw:text-style-name="P1" draw:layer="layout" draw:type="curve" svg:x1="24.5cm" svg:y1="20.001cm" svg:x2="34.2cm" svg:y2="20.752cm" draw:start-shape="id78" draw:start-glue-point="7" draw:end-shape="id79" draw:end-glue-point="5" svg:d="m24500 20001c7276 0 2427 751 9700 751">
          <text:p/>
        </draw:connector>
        <draw:frame draw:style-name="gr13" draw:text-style-name="P4" draw:layer="layout" svg:width="7.3cm" svg:height="0.874cm" svg:x="28.7cm" svg:y="25.402cm">
          <draw:text-box>
            <text:p><text:span text:style-name="T2">SSH Tunnel</text:span></text:p>
          </draw:text-box>
        </draw:frame>
        <draw:custom-shape draw:style-name="gr21" draw:text-style-name="P12" draw:layer="layout" svg:width="1cm" svg:height="0.5cm" svg:x="27.5cm" svg:y="25.501cm">
          <text:p text:style-name="P1"><text:span text:style-name="T7"/></text:p>
          <text:p text:style-name="P1"><text:span text:style-name="T7"/></text:p>
          <draw:enhanced-geometry svg:viewBox="0 0 21600 21600" draw:text-areas="?f5 ?f1 ?f6 ?f3" draw:type="left-right-arrow" draw:modifiers="1654.63774803876 5912.4875124875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9" draw:layer="layout" svg:width="1cm" svg:height="1cm" svg:x="27.5cm" svg:y="26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7.3cm" svg:height="0.874cm" svg:x="28.7cm" svg:y="26.602cm">
          <draw:text-box>
            <text:p><text:span text:style-name="T2">Port (?=random, XX=fixed)</text:span></text:p>
          </draw:text-box>
        </draw:frame>
        <draw:custom-shape draw:style-name="gr15" draw:text-style-name="P7" draw:layer="layout" svg:width="1.5cm" svg:height="1.5cm" svg:x="12.5cm" svg:y="16.001cm">
          <text:p text:style-name="P1"><text:span text:style-name="T3">Interface</text:span></text:p>
          <text:p text:style-name="P1"><text:span text:style-name="T3">(o2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id="id80" draw:layer="layout" svg:width="0.5cm" svg:height="0.5cm" svg:x="13.5cm" svg:y="15.9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cm" svg:y1="16.151cm" svg:x2="16cm" svg:y2="20.001cm" draw:start-shape="id80" draw:start-glue-point="7" draw:end-shape="id75" draw:end-glue-point="5" svg:d="m14000 16151c1501 0 502 3850 2000 3850">
          <text:p/>
        </draw:connector>
        <draw:connector draw:style-name="gr20" draw:text-style-name="P1" draw:layer="layout" draw:type="curve" svg:x1="4.5cm" svg:y1="19.751cm" svg:x2="6.25cm" svg:y2="6.702cm" draw:start-shape="id81" draw:start-glue-point="7" draw:end-shape="id63" draw:end-glue-point="6" svg:d="m4500 19751c1167 0 1750-4349 1750-13049">
          <text:p/>
        </draw:connector>
        <draw:line draw:style-name="gr25" draw:text-style-name="P1" draw:layer="layout" svg:x1="34.5cm" svg:y1="25.701cm" svg:x2="36cm" svg:y2="25.701cm">
          <text:p/>
        </draw:line>
        <draw:frame draw:style-name="gr13" draw:text-style-name="P4" draw:layer="layout" svg:width="7.3cm" svg:height="0.874cm" svg:x="36.4cm" svg:y="25.402cm">
          <draw:text-box>
            <text:p><text:span text:style-name="T2">Object creation</text:span></text:p>
          </draw:text-box>
        </draw:frame>
        <draw:frame draw:style-name="gr16" draw:text-style-name="P4" draw:layer="layout" svg:width="2.36cm" svg:height="0.721cm" svg:x="6.5cm" svg:y="20.78cm">
          <draw:text-box>
            <text:p><text:span text:style-name="T2">od.secure</text:span></text:p>
          </draw:text-box>
        </draw:frame>
        <draw:frame draw:style-name="gr16" draw:text-style-name="P4" draw:layer="layout" svg:width="2.36cm" svg:height="0.721cm" svg:x="5.14cm" svg:y="18.78cm">
          <draw:text-box>
            <text:p><text:span text:style-name="T2">od.secure</text:span></text:p>
          </draw:text-box>
        </draw:frame>
        <draw:custom-shape draw:style-name="gr23" draw:text-style-name="P9" draw:id="id82" draw:layer="layout" svg:width="1cm" svg:height="1cm" svg:x="16cm" svg:y="9.201cm">
          <text:p text:style-name="P1"><text:span text:style-name="T6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9" draw:id="id83" draw:layer="layout" svg:width="1cm" svg:height="1cm" svg:x="23.5cm" svg:y="9.201cm">
          <text:p text:style-name="P1"><text:span text:style-name="T6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9" draw:layer="layout" svg:width="6.5cm" svg:height="1.5cm" svg:x="17cm" svg:y="9.001cm">
          <text:p text:style-name="P1"><text:span text:style-name="T6">SSH TUNNEL (PSN)</text:span></text:p>
          <draw:enhanced-geometry svg:viewBox="0 0 21600 21600" draw:text-areas="?f5 ?f1 ?f6 ?f3" draw:type="left-right-arrow" draw:modifiers="1654.63774803876 5912.4875124875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9" draw:id="id71" draw:layer="layout" svg:width="1cm" svg:height="1cm" svg:x="16cm" svg:y="7.501cm">
          <text:p text:style-name="P1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9" draw:id="id84" draw:layer="layout" svg:width="1cm" svg:height="1cm" svg:x="23.5cm" svg:y="7.501cm">
          <text:p text:style-name="P1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1" draw:layer="layout" draw:type="curve" draw:line-skew="0cm -1.703cm" svg:x1="17cm" svg:y1="8.001cm" svg:x2="16cm" svg:y2="9.701cm" draw:start-shape="id71" draw:start-glue-point="7" draw:end-shape="id82" draw:end-glue-point="5" svg:d="m17000 8001c753 0 502 999-499 999s-1252 701-501 701">
          <text:p/>
        </draw:connector>
        <draw:connector draw:style-name="gr20" draw:text-style-name="P1" draw:layer="layout" draw:type="curve" draw:line-skew="0cm -1.703cm" svg:x1="24.5cm" svg:y1="9.701cm" svg:x2="23.5cm" svg:y2="8.001cm" draw:start-shape="id83" draw:start-glue-point="7" draw:end-shape="id84" draw:end-glue-point="5" svg:d="m24500 9701c753 0 502-701-499-701s-1252-999-501-999">
          <text:p/>
        </draw:connector>
        <draw:connector draw:style-name="gr20" draw:text-style-name="P1" draw:layer="layout" draw:type="curve" svg:x1="24.5cm" svg:y1="8.001cm" svg:x2="25.65cm" svg:y2="9.702cm" draw:start-shape="id84" draw:start-glue-point="7" draw:end-shape="id85" draw:end-glue-point="4" svg:d="m24500 8001c767 0 1150 567 1150 1701">
          <text:p/>
        </draw:connector>
        <draw:custom-shape draw:style-name="gr23" draw:text-style-name="P9" draw:id="id86" draw:layer="layout" svg:width="1cm" svg:height="1cm" svg:x="16cm" svg:y="5.201cm">
          <text:p text:style-name="P1"><text:span text:style-name="T6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9" draw:id="id87" draw:layer="layout" svg:width="1cm" svg:height="1cm" svg:x="23.5cm" svg:y="5.201cm">
          <text:p text:style-name="P1"><text:span text:style-name="T6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9" draw:layer="layout" svg:width="6.5cm" svg:height="1.5cm" svg:x="17cm" svg:y="5cm">
          <text:p text:style-name="P1"><text:span text:style-name="T6">SSH TUNNEL (JobMgr)</text:span></text:p>
          <draw:enhanced-geometry svg:viewBox="0 0 21600 21600" draw:text-areas="?f5 ?f1 ?f6 ?f3" draw:type="left-right-arrow" draw:modifiers="1654.63774803876 5912.4875124875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9" draw:id="id59" draw:layer="layout" svg:width="1cm" svg:height="1cm" svg:x="16cm" svg:y="3.501cm">
          <text:p text:style-name="P1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9" draw:id="id88" draw:layer="layout" svg:width="1cm" svg:height="1cm" svg:x="23.5cm" svg:y="3.501cm">
          <text:p text:style-name="P1"><text:span text:style-name="T6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1" draw:layer="layout" draw:type="curve" draw:line-skew="0cm -1.703cm" svg:x1="17cm" svg:y1="4.001cm" svg:x2="16cm" svg:y2="5.701cm" draw:start-shape="id59" draw:start-glue-point="7" draw:end-shape="id86" draw:end-glue-point="5" svg:d="m17000 4001c753 0 502 999-499 999s-1252 701-501 701">
          <text:p/>
        </draw:connector>
        <draw:connector draw:style-name="gr20" draw:text-style-name="P1" draw:layer="layout" draw:type="curve" draw:line-skew="0cm -1.703cm" svg:x1="24.5cm" svg:y1="5.701cm" svg:x2="23.5cm" svg:y2="4.001cm" draw:start-shape="id87" draw:start-glue-point="7" draw:end-shape="id88" draw:end-glue-point="5" svg:d="m24500 5701c753 0 502-701-499-701s-1252-999-501-999">
          <text:p/>
        </draw:connector>
        <draw:connector draw:style-name="gr20" draw:text-style-name="P1" draw:layer="layout" draw:type="curve" svg:x1="24.5cm" svg:y1="4.001cm" svg:x2="35.65cm" svg:y2="4.001cm" draw:start-shape="id88" draw:start-glue-point="7" draw:end-shape="id67" draw:end-glue-point="4" svg:d="m24500 4001c8176 0 6813-251 7557-439s3593-312 3593 439">
          <text:p/>
        </draw:connector>
        <draw:custom-shape draw:style-name="gr23" draw:text-style-name="P9" draw:id="id76" draw:layer="layout" svg:width="1cm" svg:height="1cm" svg:x="16cm" svg:y="21.201cm">
          <text:p text:style-name="P1"><text:span text:style-name="T6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9" draw:id="id77" draw:layer="layout" svg:width="1cm" svg:height="1cm" svg:x="23.5cm" svg:y="21.201cm">
          <text:p text:style-name="P1"><text:span text:style-name="T6">2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draw:type="curve" draw:line-skew="-2.152cm" svg:x1="4.65cm" svg:y1="7.302cm" svg:x2="11.25cm" svg:y2="16.002cm" draw:start-shape="id89" draw:end-shape="id90" draw:end-glue-point="0" svg:d="m4650 7302c0 3297 6600-1053 6600 8700">
          <text:p/>
        </draw:connector>
        <draw:connector draw:style-name="gr25" draw:text-style-name="P1" draw:layer="layout" draw:type="curve" svg:x1="36.85cm" svg:y1="7.302cm" svg:x2="36.25cm" svg:y2="18.602cm" draw:start-shape="id91" draw:end-shape="id92" svg:d="m36850 7302c0 8475-600 2825-600 11300">
          <text:p/>
        </draw:connector>
        <draw:frame draw:style-name="gr16" draw:text-style-name="P11" draw:layer="layout" svg:width="2.267cm" svg:height="1.673cm" svg:x="11.017cm" svg:y="12.465cm">
          <draw:text-box>
            <text:p><text:span text:style-name="T7">fork()</text:span><text:span text:style-name="T7"><text:line-break/></text:span><text:span text:style-name="T7">exec()</text:span></text:p>
          </draw:text-box>
        </draw:frame>
      </draw:page>
      <draw:page draw:name="page4" draw:style-name="dp1" draw:master-page-name="Standard">
        <office:forms form:automatic-focus="false" form:apply-design-mode="false"/>
        <draw:rect draw:style-name="gr30" draw:text-style-name="P1" draw:layer="layout" svg:width="15cm" svg:height="25cm" svg:x="2.5cm" svg:y="2.5cm">
          <text:p text:style-name="P1">POP-C++ Global Services</text:p>
        </draw:rect>
        <draw:rect draw:style-name="gr31" draw:text-style-name="P1" draw:layer="layout" svg:width="21cm" svg:height="25cm" svg:x="18.5cm" svg:y="2.5cm">
          <text:p text:style-name="P1">POP-C++ Global Services (Virtual Mode)</text:p>
        </draw:rect>
        <draw:circle draw:style-name="gr5" draw:text-style-name="P2" draw:layer="layout" svg:width="5.444cm" svg:height="5.444cm" svg:x="21cm" svg:y="4.057cm">
          <text:p text:style-name="P1"><text:span text:style-name="T1">VirtualJobMgr</text:span></text:p>
        </draw:circle>
        <draw:custom-shape draw:style-name="gr6" draw:text-style-name="P1" draw:layer="layout" svg:width="5.444cm" svg:height="5.444cm" svg:x="21cm" svg:y="4.057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778cm" svg:height="0.778cm" svg:x="25.199cm" svg:y="4.36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778cm" svg:height="0.778cm" svg:x="21.155cm" svg:y="8.25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2.333cm" svg:height="2.333cm" svg:x="19.6cm" svg:y="4.056cm">
          <text:p text:style-name="P1"><text:span text:style-name="T3">Interface</text:span></text:p>
          <text:p text:style-name="P1"><text:span text:style-name="T3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0.777cm" svg:height="0.778cm" svg:x="19.756cm" svg:y="3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2" draw:layer="layout" svg:width="5.444cm" svg:height="5.444cm" svg:x="31.556cm" svg:y="4.157cm">
          <text:p text:style-name="P1"><text:span text:style-name="T1">VirtualPSN</text:span></text:p>
        </draw:circle>
        <draw:custom-shape draw:style-name="gr6" draw:text-style-name="P1" draw:layer="layout" svg:width="5.444cm" svg:height="5.444cm" svg:x="31.556cm" svg:y="4.157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778cm" svg:height="0.778cm" svg:x="35.755cm" svg:y="4.46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778cm" svg:height="0.778cm" svg:x="31.711cm" svg:y="8.35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2.333cm" svg:height="2.333cm" svg:x="30.156cm" svg:y="4.156cm">
          <text:p text:style-name="P1"><text:span text:style-name="T3">Interface</text:span></text:p>
          <text:p text:style-name="P1"><text:span text:style-name="T3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0.777cm" svg:height="0.778cm" svg:x="30.312cm" svg:y="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2" draw:layer="layout" svg:width="5.444cm" svg:height="5.444cm" svg:x="20.556cm" svg:y="13.657cm">
          <text:p text:style-name="P1"><text:span text:style-name="T1">PSM</text:span></text:p>
        </draw:circle>
        <draw:custom-shape draw:style-name="gr6" draw:text-style-name="P1" draw:layer="layout" svg:width="5.444cm" svg:height="5.444cm" svg:x="20.556cm" svg:y="13.657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778cm" svg:height="0.778cm" svg:x="24.755cm" svg:y="13.96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778cm" svg:height="0.778cm" svg:x="20.711cm" svg:y="17.85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2.333cm" svg:height="2.333cm" svg:x="19.156cm" svg:y="13.656cm">
          <text:p text:style-name="P1"><text:span text:style-name="T3">Interface</text:span></text:p>
          <text:p text:style-name="P1"><text:span text:style-name="T3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0.777cm" svg:height="0.778cm" svg:x="19.312cm" svg:y="13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2" draw:layer="layout" svg:width="5.444cm" svg:height="5.444cm" svg:x="31.556cm" svg:y="13.157cm">
          <text:p text:style-name="P1"><text:span text:style-name="T1">POPCloner</text:span></text:p>
        </draw:circle>
        <draw:custom-shape draw:style-name="gr6" draw:text-style-name="P1" draw:layer="layout" svg:width="5.444cm" svg:height="5.444cm" svg:x="31.556cm" svg:y="13.157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778cm" svg:height="0.778cm" svg:x="35.755cm" svg:y="13.46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778cm" svg:height="0.778cm" svg:x="31.711cm" svg:y="17.35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2.333cm" svg:height="2.333cm" svg:x="30.156cm" svg:y="13.156cm">
          <text:p text:style-name="P1"><text:span text:style-name="T3">Interface</text:span></text:p>
          <text:p text:style-name="P1"><text:span text:style-name="T3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0.777cm" svg:height="0.778cm" svg:x="30.312cm" svg:y="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2" draw:layer="layout" svg:width="5.444cm" svg:height="5.444cm" svg:x="7.4cm" svg:y="8.056cm">
          <text:p text:style-name="P1"><text:span text:style-name="T1">JobMgr</text:span></text:p>
        </draw:circle>
        <draw:custom-shape draw:style-name="gr6" draw:text-style-name="P1" draw:layer="layout" svg:width="5.444cm" svg:height="5.444cm" svg:x="7.4cm" svg:y="8.056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778cm" svg:height="0.778cm" svg:x="11.599cm" svg:y="8.36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778cm" svg:height="0.778cm" svg:x="12.222cm" svg:y="9.22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2.333cm" svg:height="2.333cm" svg:x="6cm" svg:y="8.055cm">
          <text:p text:style-name="P1"><text:span text:style-name="T3">Interface</text:span></text:p>
          <text:p text:style-name="P1"><text:span text:style-name="T3">(PSN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0.777cm" svg:height="0.778cm" svg:x="6.156cm" svg:y="7.8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5" draw:text-style-name="P2" draw:layer="layout" svg:width="5.444cm" svg:height="5.444cm" svg:x="7.056cm" svg:y="15.657cm">
          <text:p text:style-name="P1"><text:span text:style-name="T1">PSN</text:span></text:p>
        </draw:circle>
        <draw:custom-shape draw:style-name="gr6" draw:text-style-name="P1" draw:layer="layout" svg:width="5.444cm" svg:height="5.444cm" svg:x="7.056cm" svg:y="15.657cm">
          <text:p/>
          <draw:enhanced-geometry svg:viewBox="0 0 21600 21600" draw:type="block-arc" draw:modifiers="-62.7615098178687 8708.338388440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778cm" svg:height="0.778cm" svg:x="11.255cm" svg:y="15.96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778cm" svg:height="0.778cm" svg:x="11.9cm" svg:y="16.82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2.333cm" svg:height="2.333cm" svg:x="5.656cm" svg:y="15.656cm">
          <text:p text:style-name="P1"><text:span text:style-name="T3">Interface</text:span></text:p>
          <text:p text:style-name="P1"><text:span text:style-name="T3">(JobMgr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0.777cm" svg:height="0.778cm" svg:x="5.812cm" svg:y="1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15T18:39:12.45</meta:creation-date>
    <dc:date>2010-12-02T17:01:15</dc:date>
    <meta:editing-duration>PT47H18M18S</meta:editing-duration>
    <meta:editing-cycles>66</meta:editing-cycles>
    <meta:generator>OpenOffice.org/3.2$Unix OpenOffice.org_project/320m18$Build-9502</meta:generator>
    <meta:document-statistic meta:object-count="437"/>
  </office:meta>
</office:document-meta>
</file>